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10000007D0000002899A6057708E756D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 svg:font-family=""/>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re" svg:font-family="Libr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top" draw:auto-grow-height="false" draw:fit-to-size="false" style:shrink-to-fit="false" fo:min-height="5.464cm" fo:min-width="8.389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cm" svg:stroke-color="#3465a4" draw:fill="solid" draw:fill-color="#729fcf" draw:textarea-vertical-align="top" draw:auto-grow-height="false" fo:min-height="0.509cm" fo:min-width="10.049cm" fo:padding-top="0.125cm" fo:padding-bottom="0.125cm" fo:padding-left="0.25cm" fo:padding-right="0.25cm" fo:wrap-option="wrap"/>
    </style:style>
    <style:style style:name="gr5"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3465a4" draw:fill="solid" draw:fill-color="#729fcf" draw:textarea-vertical-align="top" draw:auto-grow-height="false" fo:min-height="0.509cm" fo:min-width="8.779cm" fo:padding-top="0.125cm" fo:padding-bottom="0.125cm" fo:padding-left="0.25cm" fo:padding-right="0.25cm" fo:wrap-option="wrap"/>
    </style:style>
    <style:style style:name="gr11" style:family="graphic" style:parent-style-name="standard">
      <style:graphic-properties draw:stroke="solid" svg:stroke-width="0cm" svg:stroke-color="#3465a4" draw:fill="solid" draw:fill-color="#729fcf" draw:textarea-vertical-align="top" draw:auto-grow-height="false" fo:min-height="0.509cm" fo:min-width="8.144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729fcf" draw:textarea-vertical-align="top" draw:auto-grow-height="false" fo:min-height="0.509cm" fo:min-width="4.334cm" fo:padding-top="0.125cm" fo:padding-bottom="0.125cm" fo:padding-left="0.25cm" fo:padding-right="0.25cm" fo:wrap-option="wrap"/>
    </style:style>
    <style:style style:name="gr13"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102cm" svg:stroke-color="#1c1c1c"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textarea-horizontal-align="justify" draw:textarea-vertical-align="middle" draw:auto-grow-height="false" fo:min-height="0.068cm" fo:min-width="5.057cm"/>
    </style:style>
    <style:style style:name="gr16"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cm" svg:stroke-color="#729fcf" draw:fill="solid" draw:fill-color="#729fcf"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2"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3"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6" style:family="graphic" style:parent-style-name="standard" style:list-style-name="L3">
      <style:graphic-properties draw:stroke="solid" svg:stroke-width="0cm" svg:stroke-color="#81d41a" draw:fill="solid" draw:fill-color="#729fcf" draw:textarea-vertical-align="middle" draw:auto-grow-height="false" draw:fit-to-size="false" style:shrink-to-fit="false" fo:min-height="2.765cm" fo:min-width="3.309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102cm" svg:stroke-color="#1c1c1c" draw:stroke-linejoin="round" draw:fill="none" draw:textarea-vertical-align="top" draw:auto-grow-height="false" fo:min-height="9.274cm" fo:min-width="0.769cm" fo:padding-top="0.125cm" fo:padding-bottom="0.125cm" fo:padding-left="0.25cm" fo:padding-right="0.25cm" fo:wrap-option="wrap"/>
    </style:style>
    <style:style style:name="gr38" style:family="graphic" style:parent-style-name="standard">
      <style:graphic-properties draw:textarea-horizontal-align="justify" draw:textarea-vertical-align="middle" draw:auto-grow-height="false" fo:min-height="0.124cm" fo:min-width="5.064cm"/>
    </style:style>
    <style:style style:name="gr39" style:family="graphic" style:parent-style-name="standard" style:list-style-name="L3">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list-style-name="L3">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42" style:family="graphic" style:parent-style-name="standard">
      <style:graphic-properties draw:textarea-horizontal-align="justify" draw:textarea-vertical-align="middle" draw:auto-grow-height="false" fo:min-height="2.528cm" fo:min-width="6.602cm"/>
      <style:paragraph-properties style:writing-mode="lr-tb"/>
    </style:style>
    <style:style style:name="gr43" style:family="graphic" style:parent-style-name="objectwithoutfill">
      <style:graphic-properties svg:stroke-color="#000000" draw:marker-end="Arrowheads_20_1" draw:marker-end-width="0.3cm" draw:fill="none" draw:textarea-vertical-align="middle"/>
    </style:style>
    <style:style style:name="gr44" style:family="graphic" style:parent-style-name="standard">
      <style:graphic-properties svg:stroke-color="#000000" draw:marker-start="Arrowheads_20_2" draw:marker-start-width="0.3cm" draw:marker-end="Arrowheads_20_3" draw:marker-end-width="0.3cm" draw:textarea-vertical-align="middle"/>
    </style:style>
    <style:style style:name="gr45" style:family="graphic" style:parent-style-name="objectwithoutfill">
      <style:graphic-properties svg:stroke-color="#000000" draw:marker-end="Arrowheads_20_6" draw:marker-end-width="0.3cm" draw:fill="none" draw:textarea-vertical-align="middle"/>
    </style:style>
    <style:style style:name="gr46" style:family="graphic" style:parent-style-name="objectwithoutfill">
      <style:graphic-properties svg:stroke-color="#666666" draw:marker-end="Arrowheads_20_7" draw:marker-end-width="0.3cm" draw:fill="none"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8" style:family="graphic" style:parent-style-name="standard">
      <style:graphic-properties draw:textarea-horizontal-align="justify" draw:textarea-vertical-align="top" draw:auto-grow-height="false" fo:min-height="10.637cm" fo:min-width="14.197cm"/>
      <style:paragraph-properties style:writing-mode="lr-tb"/>
    </style:style>
    <style:style style:name="gr49" style:family="graphic" style:parent-style-name="standard">
      <style:graphic-properties draw:fill-color="#b4c7dc" draw:textarea-horizontal-align="justify" draw:textarea-vertical-align="top" draw:auto-grow-height="false" fo:min-height="7.199cm" fo:min-width="12.029cm"/>
      <style:paragraph-properties style:writing-mode="lr-tb"/>
    </style:style>
    <style:style style:name="gr50" style:family="graphic" style:parent-style-name="standard">
      <style:graphic-properties draw:fill-color="#dee6ef" draw:textarea-horizontal-align="justify" draw:textarea-vertical-align="top" draw:auto-grow-height="false" fo:min-height="4.334cm" fo:min-width="9.164cm"/>
      <style:paragraph-properties style:writing-mode="lr-tb"/>
    </style:style>
    <style:style style:name="gr51" style:family="graphic" style:parent-style-name="standard">
      <style:graphic-properties draw:fill-color="#ffffff" draw:textarea-horizontal-align="justify" draw:textarea-vertical-align="middle" draw:auto-grow-height="false" fo:min-height="1.469cm" fo:min-width="5.664cm"/>
      <style:paragraph-properties style:writing-mode="lr-tb"/>
    </style:style>
    <style:style style:name="gr52" style:family="graphic" style:parent-style-name="standard">
      <style:graphic-properties svg:stroke-color="#000000" draw:fill-color="#ffffff" draw:textarea-horizontal-align="justify" draw:textarea-vertical-align="middle" draw:auto-grow-height="false" fo:min-height="2.102cm" fo:min-width="5.38cm" fo:wrap-option="wrap"/>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2.102cm" fo:min-width="4.084cm" fo:wrap-option="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102cm" fo:min-width="4.673cm" fo:wrap-option="wrap"/>
      <style:paragraph-properties style:writing-mode="lr-tb"/>
    </style:style>
    <style:style style:name="gr55" style:family="graphic" style:parent-style-name="standard">
      <style:graphic-properties draw:fill-color="#729fcf" draw:textarea-horizontal-align="justify" draw:textarea-vertical-align="middle" draw:auto-grow-height="false" fo:min-height="0.068cm" fo:min-width="2.834cm"/>
    </style:style>
    <style:style style:name="gr56" style:family="graphic" style:parent-style-name="standard">
      <style:graphic-properties svg:stroke-color="#000000" draw:fill="none" draw:fill-color="#729fcf" draw:textarea-vertical-align="middle" draw:auto-grow-height="false" fo:min-height="2.761cm" fo:min-width="0cm" fo:wrap-option="wrap"/>
    </style:style>
    <style:style style:name="gr5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Title_2c__20_Content-subtitle">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2"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5" style:family="presentation" style:parent-style-name="Blank_20_Slide-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outline1" style:list-style-name="L2">
      <style:graphic-properties draw:stroke="none" svg:stroke-width="0cm" draw:fill="none" draw:textarea-vertical-align="top" draw:auto-grow-height="true" draw:fit-to-size="false" style:shrink-to-fit="false" fo:min-height="0cm" fo:padding-top="0cm" fo:padding-bottom="0cm" fo:padding-left="0cm" fo:padding-right="0cm" fo:wrap-option="no-wrap"/>
      <style:paragraph-properties style:writing-mode="lr-tb"/>
    </style:style>
    <style:style style:name="pr8"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9"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0"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1" style:family="presentation" style:parent-style-name="Blank_20_Slide-outline1" style:list-style-name="L2">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2" style:family="presentation" style:parent-style-name="Blank_20_Slide-outline1">
      <style:graphic-properties fo:min-height="8.885cm"/>
      <style:paragraph-properties style:writing-mode="lr-tb"/>
    </style:style>
    <style:style style:name="co1" style:family="table-column">
      <style:table-column-properties style:column-width="3.143cm" style:use-optimal-column-width="false"/>
    </style:style>
    <style:style style:name="co2" style:family="table-column">
      <style:table-column-properties style:column-width="2.945cm" style:use-optimal-column-width="false"/>
    </style:style>
    <style:style style:name="co3" style:family="table-column">
      <style:table-column-properties style:column-width="3.344cm" style:use-optimal-column-width="false"/>
    </style:style>
    <style:style style:name="co4" style:family="table-column">
      <style:table-column-properties style:column-width="3.7cm" style:use-optimal-column-width="false"/>
    </style:style>
    <style:style style:name="co5" style:family="table-column">
      <style:table-column-properties style:column-width="4.014cm" style:use-optimal-column-width="false"/>
    </style:style>
    <style:style style:name="co6" style:family="table-column">
      <style:table-column-properties style:column-width="4.733cm" style:use-optimal-column-width="false"/>
    </style:style>
    <style:style style:name="ro1" style:family="table-row">
      <style:table-row-properties style:row-height="1.461cm" style:use-optimal-row-height="false"/>
    </style:style>
    <style:style style:name="ro2" style:family="table-row">
      <style:table-row-properties style:row-height="1.463cm" style:use-optimal-row-height="false"/>
    </style:style>
    <style:style style:name="ce1" style:family="table-cell">
      <loext:graphic-properties draw:fill="solid" draw:fill-color="#b3b3b3"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2" style:family="table-cell">
      <loext:graphic-properties draw:fill="solid" draw:fill-color="#cccccc"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3" style:family="table-cell">
      <loext:graphic-properties draw:fill="solid" draw:fill-color="#cccccc" draw:textarea-vertical-align="middle" fo:padding-top="0.127cm" fo:padding-bottom="0.127cm" fo:padding-left="0.25cm" fo:padding-right="0.25cm"/>
      <style:paragraph-properties fo:border="0.03pt solid #ffffff"/>
      <style:text-properties fo:font-size="12pt" style:font-size-asian="12pt" style:font-size-complex="12pt"/>
    </style:style>
    <style:style style:name="ce4" style:family="table-cell">
      <loext:graphic-properties draw:fill="solid" draw:fill-color="#e6e6e6" draw:textarea-vertical-align="middle" fo:padding-top="0.127cm" fo:padding-bottom="0.127cm" fo:padding-left="0.25cm" fo:padding-right="0.25cm"/>
      <style:paragraph-properties fo:margin-top="0cm" fo:margin-bottom="0cm" fo:line-height="100%" fo:text-align="center" fo:border-left="0.03pt solid #ffffff" fo:border-right="0.03pt solid #ffffff" fo:border-top="0.03pt solid #ffffff" fo:border-bottom="0.03pt solid #000000"/>
      <style:text-properties fo:font-size="12pt" style:font-size-asian="12pt" style:font-size-complex="12pt"/>
    </style:style>
    <style:style style:name="ce5" style:family="table-cell">
      <loext:graphic-properties draw:fill="solid" draw:fill-color="#e6e6e6" draw:textarea-vertical-align="middle" fo:padding-top="0.127cm" fo:padding-bottom="0.127cm" fo:padding-left="0.25cm" fo:padding-right="0.25cm"/>
      <style:paragraph-properties fo:border-left="0.03pt solid #ffffff" fo:border-right="0.03pt solid #ffffff" fo:border-top="0.03pt solid #ffffff" fo:border-bottom="0.03pt solid #000000"/>
      <style:text-properties fo:font-size="12pt" style:font-size-asian="12pt" style:font-size-complex="12pt"/>
    </style:style>
    <style:style style:name="ce6" style:family="table-cell">
      <loext:graphic-properties draw:fill="solid" draw:fill-color="#ffffff" draw:textarea-vertical-align="middle" fo:padding-top="0.127cm" fo:padding-bottom="0.127cm" fo:padding-left="0.25cm" fo:padding-right="0.25cm"/>
      <style:paragraph-properties fo:margin-top="0cm" fo:margin-bottom="0cm" fo:line-height="100%" fo:text-align="center" fo:border="0.03pt solid #000000"/>
      <style:text-properties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draw:fill-color="#ffffff"/>
      <style:paragraph-properties fo:text-align="center" style:writing-mode="lr-tb" style:font-independent-line-spacing="true"/>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left="0cm" fo:margin-right="0cm" fo:margin-top="0.5cm" fo:margin-bottom="0cm" fo:line-height="100%" fo:text-align="start" fo:text-indent="0cm"/>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solid" draw:fill-color="#729fcf"/>
      <style:paragraph-properties fo:text-align="start"/>
      <style:text-properties fo:font-size="18pt"/>
    </style:style>
    <style:style style:name="P8" style:family="paragraph">
      <style:paragraph-properties fo:margin-top="0cm" fo:margin-bottom="0cm" fo:line-height="100%" fo:text-align="start" style:writing-mode="lr-tb"/>
      <style:text-properties fo:font-size="18pt"/>
    </style:style>
    <style:style style:name="P9" style:family="paragraph">
      <style:paragraph-properties fo:margin-left="0cm" fo:margin-right="0cm" fo:margin-top="0cm" fo:margin-bottom="0cm" fo:line-height="100%" fo:text-align="start" fo:text-indent="0cm" style:writing-mode="lr-tb"/>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style:paragraph-properties fo:margin-left="0cm" fo:margin-right="0cm" fo:margin-top="0.5cm" fo:margin-bottom="0cm" fo:line-height="115%" fo:text-align="start" fo:text-indent="0cm"/>
    </style:style>
    <style:style style:name="P12" style:family="paragraph">
      <loext:graphic-properties draw:fill="none"/>
      <style:paragraph-properties fo:line-height="115%" fo:text-align="start" style:writing-mode="lr-tb" style:font-independent-line-spacing="true"/>
      <style:text-properties fo:font-size="18pt"/>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81d41a"/>
      <style:paragraph-properties fo:margin-top="0cm" fo:margin-bottom="0cm" fo:line-height="100%" fo:text-align="center" style:writing-mode="lr-tb" style:font-independent-line-spacing="true"/>
      <style:text-properties fo:font-size="18pt"/>
    </style:style>
    <style:style style:name="P15" style:family="paragraph">
      <loext:graphic-properties draw:fill="solid" draw:fill-color="#ff972f"/>
      <style:paragraph-properties fo:margin-top="0cm" fo:margin-bottom="0cm" fo:line-height="100%" fo:text-align="center" style:writing-mode="lr-tb" style:font-independent-line-spacing="true"/>
      <style:text-properties fo:font-size="18pt"/>
    </style:style>
    <style:style style:name="P16" style:family="paragraph">
      <loext:graphic-properties draw:fill="solid" draw:fill-color="#e16173"/>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18" style:family="paragraph">
      <loext:graphic-properties draw:fill="none"/>
      <style:paragraph-properties fo:text-align="start"/>
      <style:text-properties fo:font-size="18pt"/>
    </style:style>
    <style:style style:name="P19" style:family="paragraph">
      <style:paragraph-properties fo:text-align="center"/>
    </style:style>
    <style:style style:name="P20" style:family="paragraph">
      <loext:graphic-properties draw:fill="solid" draw:fill-color="#ffff00"/>
      <style:paragraph-properties fo:text-align="start"/>
      <style:text-properties fo:font-size="18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2" style:family="paragraph">
      <style:paragraph-properties fo:margin-left="0cm" fo:margin-right="0cm" fo:text-indent="0cm"/>
      <style:text-properties style:font-name="Arial2"/>
    </style:style>
    <style:style style:name="P23" style:family="paragraph">
      <style:paragraph-properties fo:margin-left="0cm" fo:margin-right="0cm" fo:text-indent="0cm"/>
    </style:style>
    <style:style style:name="P24" style:family="paragraph">
      <loext:graphic-properties draw:fill="none"/>
      <style:paragraph-properties fo:text-align="start" style:writing-mode="lr-tb" style:font-independent-line-spacing="true"/>
      <style:text-properties style:font-name="Arial2" fo:font-size="18pt"/>
    </style:style>
    <style:style style:name="P25" style:family="paragraph">
      <loext:graphic-properties draw:fill-color="#ffffff"/>
      <style:paragraph-properties style:writing-mode="lr-tb"/>
      <style:text-properties fo:font-size="20pt"/>
    </style:style>
    <style:style style:name="P26" style:family="paragraph">
      <style:paragraph-properties fo:margin-left="0cm" fo:margin-right="0cm" fo:margin-top="0.5cm" fo:margin-bottom="0cm" fo:line-height="100%" fo:text-align="start" fo:text-indent="0cm"/>
      <style:text-properties style:font-name="Arial2"/>
    </style:style>
    <style:style style:name="P27" style:family="paragraph">
      <style:paragraph-properties fo:margin-top="0cm" fo:margin-bottom="0cm" fo:line-height="100%" fo:text-align="center"/>
      <style:text-properties fo:font-size="12pt" style:font-size-asian="12pt" style:font-size-complex="12pt"/>
    </style:style>
    <style:style style:name="P28" style:family="paragraph">
      <style:paragraph-properties fo:margin-left="0cm" fo:margin-right="0cm" fo:line-height="100%" fo:text-align="start" fo:text-indent="0cm"/>
    </style:style>
    <style:style style:name="P29" style:family="paragraph">
      <style:paragraph-properties fo:margin-left="0cm" fo:margin-right="0cm" fo:margin-top="0.4cm" fo:margin-bottom="0cm" fo:line-height="100%" fo:text-align="start" fo:text-indent="0cm"/>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4cm" fo:margin-bottom="0cm" fo:text-indent="0cm"/>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4cm" fo:margin-bottom="0cm" fo:line-height="100%" fo:text-align="start" fo:text-indent="0cm"/>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fo:hyphenate="false" loext:hyphenation-no-caps="false"/>
    </style:style>
    <style:style style:name="P32" style:family="paragraph">
      <loext:graphic-properties draw:fill="none"/>
      <style:paragraph-properties fo:margin-left="0cm" fo:margin-right="0cm" fo:margin-top="0.5cm" fo:margin-bottom="0cm" fo:line-height="100%" fo:text-align="start" fo:text-indent="0cm" style:writing-mode="lr-tb" style:font-independent-line-spacing="false"/>
      <style:text-properties style:font-name="Arial1" fo:font-size="20pt" style:font-size-asian="20pt" style:font-size-complex="20pt"/>
    </style:style>
    <style:style style:name="P33" style:family="paragraph">
      <loext:graphic-properties draw:fill="none" draw:fill-color="#ffffff"/>
    </style:style>
    <style:style style:name="P34" style:family="paragraph">
      <style:paragraph-properties fo:margin-left="0cm" fo:margin-right="0cm" fo:line-height="100%" fo:text-align="start" fo:text-indent="0cm"/>
      <style:text-properties fo:hyphenate="false" loext:hyphenation-no-caps="false"/>
    </style:style>
    <style:style style:name="P35" style:family="paragraph">
      <loext:graphic-properties draw:fill="none"/>
      <style:paragraph-properties fo:margin-left="0cm" fo:margin-right="0cm" fo:margin-top="0.4cm" fo:margin-bottom="0cm" fo:line-height="100%" fo:text-align="start" fo:text-indent="0cm" style:writing-mode="lr-tb" style:font-independent-line-spacing="false"/>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6" style:family="paragraph">
      <style:text-properties fo:font-weight="bold" style:font-weight-asian="bold" style:font-weight-complex="bold"/>
    </style:style>
    <style:style style:name="P37" style:family="paragraph">
      <loext:graphic-properties draw:fill="none" draw:fill-color="#ffffff"/>
      <style:text-properties fo:font-weight="bold" style:font-weight-asian="bold" style:font-weight-complex="bold"/>
    </style:style>
    <style:style style:name="P38" style:family="paragraph">
      <style:paragraph-properties fo:text-align="center"/>
      <style:text-properties fo:font-size="18pt"/>
    </style:style>
    <style:style style:name="P39" style:family="paragraph">
      <loext:graphic-properties draw:fill="none"/>
      <style:paragraph-properties fo:text-align="center"/>
    </style:style>
    <style:style style:name="P40" style:family="paragraph">
      <style:paragraph-properties fo:margin-left="0cm" fo:margin-right="0cm" fo:margin-top="0.5cm" fo:margin-bottom="0cm" fo:line-height="100%" fo:text-align="start" fo:text-indent="0cm"/>
      <style:text-properties fo:hyphenate="false" loext:hyphenation-no-caps="false"/>
    </style:style>
    <style:style style:name="P41" style:family="paragraph">
      <style:paragraph-properties fo:text-align="center"/>
      <style:text-properties fo:font-weight="bold" style:font-weight-asian="bold" style:font-weight-complex="bold"/>
    </style:style>
    <style:style style:name="P42" style:family="paragraph">
      <loext:graphic-properties draw:fill-color="#b4c7dc"/>
      <style:paragraph-properties fo:text-align="center"/>
      <style:text-properties fo:font-weight="bold" style:font-weight-asian="bold" style:font-weight-complex="bold"/>
    </style:style>
    <style:style style:name="P43" style:family="paragraph">
      <loext:graphic-properties draw:fill-color="#dee6ef"/>
      <style:paragraph-properties fo:text-align="center"/>
      <style:text-properties fo:font-weight="bold" style:font-weight-asian="bold" style:font-weight-complex="bold"/>
    </style:style>
    <style:style style:name="P44" style:family="paragraph">
      <loext:graphic-properties draw:fill-color="#ffffff"/>
      <style:paragraph-properties fo:text-align="center"/>
      <style:text-properties fo:font-weight="bold" style:font-weight-asian="bold" style:font-weight-complex="bold"/>
    </style:style>
    <style:style style:name="P45" style:family="paragraph">
      <style:paragraph-properties fo:text-align="center"/>
      <style:text-properties fo:font-style="italic" style:font-style-asian="italic" style:font-style-complex="italic"/>
    </style:style>
    <style:style style:name="P46" style:family="paragraph">
      <loext:graphic-properties draw:fill-color="#dee6ef"/>
      <style:paragraph-properties fo:text-align="center"/>
      <style:text-properties fo:font-style="italic" fo:font-weight="bold" style:font-style-asian="italic" style:font-weight-asian="bold" style:font-style-complex="italic" style:font-weight-complex="bold"/>
    </style:style>
    <style:style style:name="P47" style:family="paragraph">
      <loext:graphic-properties draw:fill-color="#ffffff"/>
      <style:paragraph-properties fo:text-align="center"/>
    </style:style>
    <style:style style:name="P48" style:family="paragraph">
      <style:paragraph-properties fo:margin-left="0cm" fo:margin-right="0cm" fo:margin-top="0.5cm" fo:margin-bottom="0cm" fo:line-height="100%" fo:text-align="center" fo:text-indent="0cm"/>
      <style:text-properties fo:font-style="italic" fo:font-weight="bold" style:font-style-asian="italic" style:font-weight-asian="bold" style:font-style-complex="italic" style:font-weight-complex="bold" fo:hyphenate="false" loext:hyphenation-no-caps="false"/>
    </style:style>
    <style:style style:name="P49" style:family="paragraph">
      <style:paragraph-properties fo:margin-left="0cm" fo:margin-right="0cm" fo:margin-top="0.5cm" fo:margin-bottom="0cm" fo:line-height="100%" fo:text-align="start" fo:text-indent="0cm"/>
      <style:text-properties fo:font-style="italic" fo:font-weight="bold" style:font-style-asian="italic" style:font-weight-asian="bold" style:font-style-complex="italic" style:font-weight-complex="bold" fo:hyphenate="false" loext:hyphenation-no-caps="false"/>
    </style:style>
    <style:style style:name="P50" style:family="paragraph">
      <style:paragraph-properties fo:margin-left="0cm" fo:margin-right="0cm" fo:margin-top="0.3cm" fo:margin-bottom="0cm" fo:line-height="100%" fo:text-align="start" fo:text-indent="0cm"/>
      <style:text-properties fo:hyphenate="false" loext:hyphenation-no-caps="false"/>
    </style:style>
    <style:style style:name="P51" style:family="paragraph">
      <style:paragraph-properties fo:text-align="center"/>
      <style:text-properties fo:font-style="italic" fo:font-weight="bold" style:font-style-asian="italic" style:font-weight-asian="bold" style:font-style-complex="italic" style:font-weight-complex="bold"/>
    </style:style>
    <style:style style:name="P52" style:family="paragraph">
      <loext:graphic-properties draw:fill-color="#729fcf"/>
      <style:paragraph-properties fo:text-align="center"/>
    </style:style>
    <style:style style:name="P53" style:family="paragraph">
      <loext:graphic-properties draw:fill="none" draw:fill-color="#729fcf"/>
      <style:paragraph-properties fo:text-align="center"/>
    </style:style>
    <style:style style:name="P54" style:family="paragraph">
      <style:text-properties fo:color="#c9211e" loext:opacity="100%" fo:font-weight="bold" style:font-weight-asian="bold" style:font-weight-complex="bold"/>
    </style:style>
    <style:style style:name="P55" style:family="paragraph">
      <loext:graphic-properties draw:fill="none" draw:fill-color="#ffffff"/>
      <style:text-properties fo:color="#c9211e" loext:opacity="100%" fo:font-weight="bold" style:font-weight-asian="bold" style:font-weight-complex="bold"/>
    </style:style>
    <style:style style:name="T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style:font-name="Arial1" fo:language="en" fo:country="US"/>
    </style:style>
    <style:style style:name="T8"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05.899993896484pt" fo:letter-spacing="normal" fo:language="en" fo:country="US" fo:font-style="normal" style:text-underline-style="none" fo:font-weight="bold" fo:background-color="transparent" style:font-name-asian="DejaVu Sans2" style:font-size-asian="205.899993896484pt" style:font-style-asian="normal" style:font-weight-asian="bold" style:font-name-complex="DejaVu Sans2" style:font-size-complex="205.89999389648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72pt" fo:letter-spacing="normal" fo:language="en" fo:country="US" fo:font-style="normal" style:text-underline-style="none" fo:font-weight="bold" fo:background-color="transparent" style:font-name-asian="DejaVu Sans2" style:font-size-asian="72pt" style:font-style-asian="normal" style:font-weight-asian="bold" style:font-name-complex="DejaVu Sans2" style:font-size-complex="7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normal" style:text-underline-style="none" fo:font-weight="normal" fo:background-color="transparent"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name-asian="DejaVu Sans2" style:font-size-asian="15pt" style:font-style-asian="italic" style:font-weight-asian="bold" style:font-name-complex="DejaVu Sans2" style:font-size-complex="15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2"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style:font-name="Arial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c9211e" loext:opacity="100%" style:text-line-through-style="none" style:text-line-through-type="none" style:text-position="0% 100%" style:font-name="Arial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21"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line-through-style="none" style:text-line-through-type="none" style:text-position="0% 100%" style:font-name="Arial1" fo:letter-spacing="normal" fo:language="en" fo:country="US" fo:font-style="normal" style:text-underline-style="none" fo:font-weight="bold" fo:background-color="transparent" style:font-style-asian="normal" style:font-weight-asian="bold" style:font-style-complex="normal" style:font-weight-complex="bold"/>
    </style:style>
    <style:style style:name="T24" style:family="text">
      <style:text-properties fo:font-variant="normal" fo:text-transform="none" style:use-window-font-color="true" loext:opacity="0%" style:text-line-through-style="none" style:text-line-through-type="none" style:text-position="0% 100%" style:font-name="Arial1"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1" fo:letter-spacing="normal" fo:language="en" fo:country="US" fo:font-style="normal" style:text-underline-style="none" fo:font-weight="normal" fo:background-color="transparent" style:font-name-asian="Noto Sans CJK SC2" style:font-style-asian="normal" style:font-weight-asian="normal"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letter-spacing="normal" fo:language="en" fo:country="US" fo:font-style="italic" style:text-underline-style="none" fo:font-weight="normal" fo:background-color="transparent" style:font-style-asian="italic" style:font-weight-asian="normal"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2"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9" style:family="text">
      <style:text-properties fo:font-weight="bold" style:font-weight-asian="bold" style:font-weight-complex="bold"/>
    </style:style>
    <style:style style:name="T30" style:family="text">
      <style:text-properties fo:color="#c9211e" loext:opacity="100%" fo:font-weight="bold" style:font-weight-asian="bold" style:font-weight-complex="bold"/>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normal" style:font-size-asian="16pt" style:font-weight-asian="normal" style:font-size-complex="16pt" style:font-weight-complex="normal"/>
    </style:style>
    <style:style style:name="T33" style:family="text">
      <style:text-properties fo:font-size="16pt" style:font-size-asian="16pt" style:font-size-complex="16pt"/>
    </style:style>
    <style:style style:name="T34"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6" style:family="text">
      <style:text-properties fo:font-size="16pt" fo:font-style="italic" fo:font-weight="bold" style:font-size-asian="16pt" style:font-style-asian="italic" style:font-weight-asian="bold" style:font-size-complex="16pt" style:font-style-complex="italic" style:font-weight-complex="bold"/>
    </style:style>
    <style:style style:name="T37" style:family="text">
      <style:text-properties fo:font-size="16pt" fo:font-style="italic" style:font-size-asian="16pt" style:font-style-asian="italic" style:font-size-complex="16pt" style:font-style-complex="italic"/>
    </style:style>
    <style:style style:name="T38"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fo:color="#c9211e"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1"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2" style:family="text">
      <style:text-properties fo:font-variant="normal" fo:text-transform="none" fo:color="#c9211e" loext:opacity="100%" style:text-line-through-style="none" style:text-line-through-type="none" style:text-position="0% 100%" style:font-name="Arial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4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background-color="transparent" style:font-size-asian="20pt" style:font-style-asian="normal" style:font-size-complex="20pt" style:font-style-complex="normal"/>
    </style:style>
    <style:style style:name="T4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46"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47" style:family="text">
      <style:text-properties fo:color="#c9211e" loext:opacity="100%" fo:font-size="16pt" fo:font-weight="bold" style:font-size-asian="16pt" style:font-weight-asian="bold" style:font-size-complex="16pt" style:font-weight-complex="bold"/>
    </style:style>
    <style:style style:name="T48" style:family="text">
      <style:text-properties fo:color="#c9211e" loext:opacity="100%" fo:font-size="16pt" style:font-size-asian="16pt" style:font-size-complex="16pt"/>
    </style:style>
    <style:style style:name="T49" style:family="text">
      <style:text-properties fo:color="#808080" loext:opacity="100%" fo:font-size="16pt" fo:font-weight="bold" style:font-size-asian="16pt" style:font-weight-asian="bold" style:font-size-complex="16pt" style:font-weight-complex="bold"/>
    </style:style>
    <style:style style:name="T50" style:family="text">
      <style:text-properties fo:color="#808080" loext:opacity="100%" fo:font-size="16pt" fo:font-weight="normal" style:font-size-asian="16pt" style:font-weight-asian="normal" style:font-size-complex="16pt" style:font-weight-complex="normal"/>
    </style:style>
    <style:style style:name="T51" style:family="text">
      <style:text-properties fo:color="#808080" loext:opacity="100%" fo:font-size="16pt" style:font-size-asian="16pt" style:font-size-complex="16pt"/>
    </style:style>
    <style:style style:name="T52" style:family="text">
      <style:text-properties fo:font-size="28pt" fo:font-weight="bold" style:font-size-asian="28pt" style:font-weight-asian="bold" style:font-size-complex="28pt" style:font-weight-complex="bold"/>
    </style:style>
    <style:style style:name="T53"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4" style:family="text">
      <style:text-properties style:text-position="-8% 58%" fo:font-size="16pt" fo:font-style="italic" fo:font-weight="normal" style:font-size-asian="16pt" style:font-style-asian="italic" style:font-weight-asian="normal" style:font-size-complex="16pt" style:font-style-complex="italic" style:font-weight-complex="normal"/>
    </style:style>
    <style:style style:name="T55"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56"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57" style:family="text">
      <style:text-properties style:text-position="-8% 58%" fo:font-size="16pt" fo:font-style="normal" fo:font-weight="normal" style:font-size-asian="16pt" style:font-style-asian="normal" style:font-weight-asian="normal" style:font-size-complex="16pt" style:font-style-complex="normal" style:font-weight-complex="normal"/>
    </style:style>
    <style:style style:name="T58" style:family="text">
      <style:text-properties fo:font-size="26pt" fo:font-weight="bold" style:font-size-asian="26pt" style:font-weight-asian="bold" style:font-size-complex="26pt" style:font-weight-complex="bold"/>
    </style:style>
    <style:style style:name="T59"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font-style="normal" fo:text-shadow="none" style:text-underline-style="solid" style:text-underline-width="auto" style:text-underline-color="font-color"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61" style:family="text">
      <style:text-properties fo:font-size="22pt" fo:font-weight="bold" style:font-size-asian="22pt" style:font-weight-asian="bold" style:font-size-complex="22pt" style:font-weight-complex="bold"/>
    </style:style>
    <style:style style:name="T62" style:family="text">
      <style:text-properties fo:color="#c9211e" loext:opacity="100%" fo:font-size="22pt" fo:font-weight="bold" style:font-size-asian="22pt" style:font-weight-asian="bold" style:font-size-complex="22pt" style:font-weight-complex="bold"/>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ize="20pt" fo:font-style="italic" fo:font-weight="bold" style:font-size-asian="20pt" style:font-style-asian="italic" style:font-weight-asian="bold" style:font-size-complex="20pt" style:font-style-complex="italic" style:font-weight-complex="bold"/>
    </style:style>
    <style:style style:name="T65" style:family="text">
      <style:text-properties fo:font-size="20pt" fo:font-style="normal" fo:font-weight="bold" style:font-size-asian="20pt" style:font-style-asian="normal" style:font-weight-asian="bold" style:font-size-complex="20pt" style:font-style-complex="normal" style:font-weight-complex="bold"/>
    </style:style>
    <style:style style:name="T66" style:family="text">
      <style:text-properties fo:font-size="20pt" fo:font-style="normal" fo:font-weight="normal" style:font-size-asian="20pt" style:font-style-asian="normal" style:font-weight-asian="normal" style:font-size-complex="20pt" style:font-style-complex="normal" style:font-weight-complex="normal"/>
    </style:style>
    <style:style style:name="T67" style:family="text">
      <style:text-properties fo:color="#c9211e" loext:opacity="100%" fo:font-size="20pt" fo:font-style="normal" fo:font-weight="bold" style:font-size-asian="20pt" style:font-style-asian="normal" style:font-weight-asian="bold" style:font-size-complex="20pt" style:font-style-complex="normal" style:font-weight-complex="bold"/>
    </style:style>
    <style:style style:name="T68"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69"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70" style:family="text">
      <style:text-properties fo:color="#c9211e" loext:opacity="100%"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Exam register v0" draw:style-name="dp1" draw:master-page-name="Title_2c__20_Content" presentation:presentation-page-layout-name="AL1T11">
        <draw:frame draw:name="PlaceHolder 1" presentation:style-name="pr1" draw:text-style-name="P2" draw:layer="layout" svg:width="25.197cm" svg:height="9.132cm" svg:x="1.4cm" svg:y="3.685cm" presentation:class="subtitle" presentation:user-transformed="true">
          <draw:text-box>
            <text:p text:style-name="P1"><text:span text:style-name="T1">Áttekinté</text:span><text:span text:style-name="T1">s </text:span><text:span text:style-name="T1">adminisz</text:span><text:span text:style-name="T1">trátorokn</text:span><text:span text:style-name="T1">ak</text:span></text:p>
          </draw:text-box>
        </draw:frame>
        <draw:frame draw:name="PlaceHolder 2" presentation:style-name="pr2" draw:text-style-name="P3" draw:layer="layout" svg:width="25.197cm" svg:height="2.627cm" svg:x="1.4cm" svg:y="0.628cm" presentation:class="title" presentation:user-transformed="true">
          <draw:text-box>
            <text:p text:style-name="P1"><text:span text:style-name="T2">Exam </text:span><text:span text:style-name="T2">regist</text:span><text:span text:style-name="T2">er v0</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Overview"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Tartal</text:span><text:span text:style-name="T3">om</text:span></text:p>
          </draw:text-box>
        </draw:frame>
        <draw:frame draw:name="PlaceHolder 2" presentation:style-name="pr5" draw:text-style-name="P6" draw:layer="layout" svg:width="25.197cm" svg:height="9.132cm" svg:x="1.4cm" svg:y="3.685cm" presentation:class="outline" presentation:user-transformed="true">
          <draw:text-box>
            <text:list text:style-name="L2">
              <text:list-item>
                <text:p text:style-name="P5"><text:span text:style-name="T1">Cél</text:span></text:p>
              </text:list-item>
              <text:list-item>
                <text:p text:style-name="P5"><text:span text:style-name="T1">Felépítés, alapelvek</text:span></text:p>
              </text:list-item>
              <text:list-item>
                <text:p text:style-name="P5"><text:span text:style-name="T1">Adminisztrátori feladatok</text:span></text:p>
              </text:list-item>
              <text:list-item>
                <text:p text:style-name="P5"><text:span text:style-name="T1">Felhasználói felület - ‘admin’</text:span></text:p>
              </text:list-item>
              <text:list-item>
                <text:p text:style-name="P5"><text:span text:style-name="T1">Felhasználói felület - ‘user’</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Aim"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Cél</text:span></text:p>
          </draw:text-box>
        </draw:frame>
        <draw:frame draw:name="PlaceHolder 2" presentation:style-name="pr5" draw:text-style-name="P6" draw:layer="layout" svg:width="12.57cm" svg:height="9.132cm" svg:x="1.4cm" svg:y="3.685cm" presentation:class="outline" presentation:user-transformed="true">
          <draw:text-box>
            <text:list text:style-name="L2">
              <text:list-item>
                <text:p text:style-name="P5"><text:span text:style-name="T4">Mi </text:span><text:span text:style-name="T1">történt</text:span></text:p>
              </text:list-item>
              <text:list-item>
                <text:p text:style-name="P5"><text:span text:style-name="T4">Melyik állattal</text:span></text:p>
              </text:list-item>
              <text:list-item>
                <text:p text:style-name="P5"><text:span text:style-name="T4">Mikor</text:span></text:p>
              </text:list-item>
              <text:list-item>
                <text:p text:style-name="P5"><text:span text:style-name="T1">(+ </text:span><text:span text:style-name="T4">Hol</text:span><text:span text:style-name="T1">)</text:span></text:p>
              </text:list-item>
              <text:list-item>
                <text:p text:style-name="P5"><text:span text:style-name="T1">+ további </text:span><text:span text:style-name="T4">adatok</text:span></text:p>
              </text:list-item>
            </text:list>
          </draw:text-box>
        </draw:frame>
        <draw:custom-shape draw:style-name="gr2" draw:text-style-name="P7" draw:layer="layout" svg:width="4.443cm" svg:height="1.903cm" svg:x="11.43cm" svg:y="6.985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3" draw:text-style-name="P10" draw:layer="layout" svg:width="8.888cm" svg:height="5.713cm" svg:x="17.145cm" svg:y="5.715cm">
          <text:p text:style-name="P8"><text:span text:style-name="T5">Struk</text:span><text:span text:style-name="T5">turált </text:span><text:span text:style-name="T5">adat</text:span></text:p>
          <text:list text:style-name="L4">
            <text:list-item>
              <text:p text:style-name="P9"><text:span text:style-name="T6">Kereshet</text:span><text:span text:style-name="T6">ő</text:span></text:p>
            </text:list-item>
            <text:list-item>
              <text:p text:style-name="P9"><text:span text:style-name="T6">Keveseb</text:span><text:span text:style-name="T6">b </text:span><text:span text:style-name="T6">hibalehet</text:span><text:span text:style-name="T6">őség</text:span></text:p>
            </text:list-item>
            <text:list-item>
              <text:p text:style-name="P9"><text:span text:style-name="T6">Időbélye</text:span><text:span text:style-name="T6">gek</text:span></text:p>
            </text:list-item>
            <text:list-item>
              <text:p text:style-name="P9"><text:span text:style-name="T6">Változás</text:span><text:span text:style-name="T6">követés</text:span></text:p>
            </text:list-item>
            <text:list-item>
              <text:p text:style-name="P9"><text:span text:style-name="T6">Szignatú</text:span><text:span text:style-name="T6">ra</text:span></text:p>
            </text:list-item>
            <text:list-item>
              <text:p text:style-name="P9"><text:span text:style-name="T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Concepts" draw:style-name="dp1" draw:master-page-name="Blank_20_Slide">
        <draw:frame draw:name="PlaceHolder 1" presentation:style-name="pr4" draw:text-style-name="P3" draw:layer="layout" svg:width="25.197cm" svg:height="2.627cm" svg:x="1.4cm" svg:y="0.628cm" presentation:class="title" presentation:user-transformed="true">
          <draw:text-box>
            <text:p><text:span text:style-name="T7">Felépí</text:span><text:span text:style-name="T7">tés</text:span></text:p>
          </draw:text-box>
        </draw:frame>
        <draw:frame draw:name="PlaceHolder 2" presentation:style-name="pr5" draw:text-style-name="P12" draw:layer="layout" svg:width="25.197cm" svg:height="9.132cm" svg:x="1.4cm" svg:y="3.368cm" presentation:class="outline" presentation:user-transformed="true">
          <draw:text-box>
            <text:list text:style-name="L2">
              <text:list-item>
                <text:p text:style-name="P11"><text:span text:style-name="T8">Mi</text:span></text:p>
              </text:list-item>
              <text:list-item>
                <text:p text:style-name="P11"><text:span text:style-name="T8">Melyik állattal</text:span></text:p>
              </text:list-item>
              <text:list-item>
                <text:p text:style-name="P11"><text:span text:style-name="T8">Mikor</text:span></text:p>
              </text:list-item>
              <text:list-item>
                <text:p text:style-name="P11"><text:span text:style-name="T8">(+ Hol)</text:span></text:p>
              </text:list-item>
              <text:list-item>
                <text:p text:style-name="P11"><text:span text:style-name="T8">+ további adatok</text:span></text:p>
              </text:list-item>
            </text:list>
          </draw:text-box>
        </draw:frame>
        <draw:custom-shape draw:style-name="gr4" draw:text-style-name="P7"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5" draw:text-style-name="P14" draw:layer="layout" svg:width="5.713cm" svg:height="1.186cm" svg:x="15.63cm" svg:y="3.685cm">
          <text:p text:style-name="P13"><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5" draw:layer="layout" svg:width="5.713cm" svg:height="1.186cm" svg:x="15.63cm" svg:y="5.462cm">
          <text:p text:style-name="P13"><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6" draw:layer="layout" svg:width="5.713cm" svg:height="1.186cm" svg:x="15.63cm" svg:y="7.22cm">
          <text:p text:style-name="P13"><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6" draw:layer="layout" svg:width="5.713cm" svg:height="1.186cm" svg:x="15.63cm" svg:y="9.02cm">
          <text:p text:style-name="P13"><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6" draw:layer="layout" svg:width="5.713cm" svg:height="1.186cm" svg:x="15.63cm" svg:y="10.82cm">
          <text:p text:style-name="P13"><text:span text:style-name="T6">Structured </text:span><text:span text:style-name="T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7"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1" draw:text-style-name="P7"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2" draw:text-style-name="P7"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13" draw:text-style-name="P17" draw:layer="layout" svg:width="3.808cm" svg:height="4.443cm" svg:x="23.495cm" svg:y="5.48cm">
          <text:p text:style-name="P13"><text:span text:style-name="T6">DATABAS</text:span><text:span text:style-name="T6">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14" draw:text-style-name="P18"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15" draw:text-style-name="P19"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7cm" svg:height="11.136cm" svg:x="0.601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Concepts (2)"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16" draw:text-style-name="P14" draw:layer="layout" svg:width="5.713cm" svg:height="1.186cm" svg:x="1.27cm" svg:y="3.785cm">
          <text:p text:style-name="P13"><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5" draw:layer="layout" svg:width="5.713cm" svg:height="1.186cm" svg:x="1.27cm" svg:y="5.562cm">
          <text:p text:style-name="P13"><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6" draw:layer="layout" svg:width="5.713cm" svg:height="1.186cm" svg:x="1.27cm" svg:y="7.32cm">
          <text:p text:style-name="P13"><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6" draw:layer="layout" svg:width="5.713cm" svg:height="1.186cm" svg:x="1.27cm" svg:y="9.12cm">
          <text:p text:style-name="P13"><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6" draw:layer="layout" svg:width="5.713cm" svg:height="1.186cm" svg:x="1.27cm" svg:y="10.92cm">
          <text:p text:style-name="P13"><text:span text:style-name="T6">Structured </text:span><text:span text:style-name="T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7" draw:layer="layout" svg:width="3.808cm" svg:height="4.443cm" svg:x="21.11cm" svg:y="5.615cm">
          <text:p text:style-name="P13"><text:span text:style-name="T6">DATABAS</text:span><text:span text:style-name="T6">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14" draw:text-style-name="P18" draw:layer="layout" svg:width="1.268cm" svg:height="9.523cm" svg:x="7.23cm" svg:y="3.1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22" draw:text-style-name="P7" draw:layer="layout" svg:width="11.058cm" svg:height="2.203cm" svg:x="9.26cm" svg:y="6.82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23" draw:text-style-name="P10" draw:layer="layout" svg:width="5.448cm" svg:height="8.364cm" svg:x="11.265cm" svg:y="4.18cm">
          <text:p text:style-name="P8"><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Concepts (3)" draw:style-name="dp1" draw:master-page-name="Blank_20_Slide">
        <draw:custom-shape draw:style-name="gr24" draw:text-style-name="P20" draw:layer="layout" svg:width="3.173cm" svg:height="3.173cm" svg:x="13.97cm" svg:y="7.62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frame draw:name="PlaceHolder 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25" draw:text-style-name="P10" draw:layer="layout" svg:width="5.713cm" svg:height="3.086cm" svg:x="1.27cm" svg:y="6.019cm">
          <text:p text:style-name="P8"><text:span text:style-name="T10">? </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8" draw:layer="layout" svg:width="9.523cm" svg:height="3.043cm" svg:x="6.35cm" svg:y="6.062cm">
          <draw:image xlink:href="Pictures/100000010000007D0000002899A6057708E756D1.png" xlink:type="simple" xlink:show="embed" xlink:actuate="onLoad" draw:mime-type="image/png">
            <text:p/>
          </draw:image>
        </draw:frame>
        <draw:custom-shape draw:style-name="gr24" draw:text-style-name="P20"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custom-shape draw:style-name="gr24" draw:text-style-name="P20"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presentation:notes draw:style-name="dp2">
          <draw:page-thumbnail draw:style-name="gr1" draw:layer="layout" svg:width="19.797cm" svg:height="11.136cm" svg:x="0.601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Concepts (4)"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27" draw:text-style-name="P10" draw:layer="layout" svg:width="5.713cm" svg:height="3.086cm" svg:x="1.27cm" svg:y="6.019cm">
          <text:p text:style-name="P8"><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8" draw:layer="layout" svg:width="9.523cm" svg:height="3.043cm" svg:x="6.35cm" svg:y="6.062cm">
          <draw:image xlink:href="Pictures/100000010000007D0000002899A6057708E756D1.png" xlink:type="simple" xlink:show="embed" xlink:actuate="onLoad" draw:mime-type="image/png">
            <text:p/>
          </draw:image>
        </draw:frame>
        <draw:custom-shape draw:style-name="gr28" draw:text-style-name="P21" draw:layer="layout" svg:width="12.063cm" svg:height="6.84cm" svg:x="16.511cm" svg:y="4.318cm">
          <text:list text:style-name="L4">
            <text:list-item>
              <text:p text:style-name="P9"><text:span text:style-name="T11">Adattranszformáció, formázás</text:span></text:p>
            </text:list-item>
            <text:list-item>
              <text:p text:style-name="P9"><text:span text:style-name="T11">Adatbázis kapcsolat</text:span></text:p>
            </text:list-item>
            <text:list-item>
              <text:p text:style-name="P9"><text:span text:style-name="T11">‘</text:span><text:span text:style-name="T11">Responsive’ user interface</text:span></text:p>
            </text:list-item>
            <text:list-item>
              <text:p text:style-name="P9"><text:span text:style-name="T11">Szignatúra, felhasználói tevékenység</text:span></text:p>
            </text:list-item>
            <text:list-item>
              <text:p text:style-name="P9"><text:span text:style-name="T11">Lokális hálózaton elérhető</text:span></text:p>
            </text:list-item>
            <text:list-item>
              <text:p text:style-name="P9"><text:span text:style-name="T11">Cross platform</text:span></text:p>
            </text:list-item>
            <text:list-item>
              <text:p text:style-name="P9"><text:span text:style-name="T11">Konkurens adatelérés, adatmanipuláció</text:span></text:p>
            </text:list-item>
            <text:list-item>
              <text:p text:style-name="P9"><text:span text:style-name="T11">(Valamelyest) személyreszabható</text:span></text:p>
            </text:list-item>
            <text:list-item>
              <text:p text:style-name="P9"><text:span text:style-name="T11">Ingyenes</text:span></text:p>
            </text:list-item>
            <text:list-item>
              <text:p text:style-name="P9"><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Concepts (5)"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29" draw:text-style-name="P10" draw:layer="layout" svg:width="5.713cm" svg:height="3.086cm" svg:x="1.27cm" svg:y="6.019cm">
          <text:p text:style-name="P8"><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8" draw:layer="layout" svg:width="9.523cm" svg:height="3.043cm" svg:x="6.35cm" svg:y="6.062cm">
          <draw:image xlink:href="Pictures/100000010000007D0000002899A6057708E756D1.png" xlink:type="simple" xlink:show="embed" xlink:actuate="onLoad" draw:mime-type="image/png">
            <text:p/>
          </draw:image>
        </draw:frame>
        <draw:custom-shape draw:style-name="gr30" draw:text-style-name="P21" draw:layer="layout" svg:width="12.063cm" svg:height="6.717cm" svg:x="16.511cm" svg:y="4.318cm">
          <text:list text:style-name="L4">
            <text:list-item>
              <text:p text:style-name="P9"><text:span text:style-name="T11">Adattranszformáció, formázás</text:span></text:p>
            </text:list-item>
            <text:list-item>
              <text:p text:style-name="P9"><text:span text:style-name="T11">Adatbázis kapcsolat</text:span></text:p>
            </text:list-item>
            <text:list-item>
              <text:p text:style-name="P9"><text:span text:style-name="T11">‘</text:span><text:span text:style-name="T11">Responsive’ user interface</text:span></text:p>
            </text:list-item>
            <text:list-item>
              <text:p text:style-name="P9"><text:span text:style-name="T11">Szignatúra, felhasználói tevékenység</text:span></text:p>
            </text:list-item>
            <text:list-item>
              <text:p text:style-name="P9"><text:span text:style-name="T11">Lokális hálózaton elérhető</text:span></text:p>
            </text:list-item>
            <text:list-item>
              <text:p text:style-name="P9"><text:span text:style-name="T11">Cross platform</text:span></text:p>
            </text:list-item>
            <text:list-item>
              <text:p text:style-name="P9"><text:span text:style-name="T11">Konkurens adatelérés, adatmanipuláció</text:span></text:p>
            </text:list-item>
            <text:list-item>
              <text:p text:style-name="P9"><text:span text:style-name="T11">(Valamelyest) személyreszabható</text:span></text:p>
            </text:list-item>
            <text:list-item>
              <text:p text:style-name="P9"><text:span text:style-name="T11">Ingyenes</text:span></text:p>
            </text:list-item>
            <text:list-item>
              <text:p text:style-name="P9"><text:span text:style-name="T11">...</text:span></text:p>
            </text:list-item>
            <text:list-item>
              <text:p text:style-name="P9"><text:span text:style-name="T12">Fancy és over-enginee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Blank_20_Slide">
        <draw:frame draw:name="PlaceHolder 5" presentation:style-name="pr4" draw:text-style-name="P3" draw:layer="layout" svg:width="25.197cm" svg:height="2.627cm" svg:x="1.4cm" svg:y="0.628cm" presentation:class="title" presentation:user-transformed="true">
          <draw:text-box>
            <text:p><text:span text:style-name="T7">Felépí</text:span><text:span text:style-name="T7">tés</text:span></text:p>
          </draw:text-box>
        </draw:frame>
        <draw:frame draw:name="PlaceHolder 6" presentation:style-name="pr5" draw:text-style-name="P12" draw:layer="layout" svg:width="25.197cm" svg:height="9.132cm" svg:x="1.4cm" svg:y="3.368cm" presentation:class="outline" presentation:user-transformed="true">
          <draw:text-box>
            <text:list text:style-name="L2">
              <text:list-item>
                <text:p text:style-name="P11"><text:span text:style-name="T8">Mi</text:span></text:p>
              </text:list-item>
              <text:list-item>
                <text:p text:style-name="P11"><text:span text:style-name="T8">Melyik állattal</text:span></text:p>
              </text:list-item>
              <text:list-item>
                <text:p text:style-name="P11"><text:span text:style-name="T8">Mikor</text:span></text:p>
              </text:list-item>
              <text:list-item>
                <text:p text:style-name="P11"><text:span text:style-name="T8">(+ Hol)</text:span></text:p>
              </text:list-item>
              <text:list-item>
                <text:p text:style-name="P11"><text:span text:style-name="T8">+ további adatok</text:span></text:p>
              </text:list-item>
            </text:list>
          </draw:text-box>
        </draw:frame>
        <draw:custom-shape draw:style-name="gr4" draw:text-style-name="P7"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31" draw:text-style-name="P14" draw:layer="layout" svg:width="5.713cm" svg:height="1.186cm" svg:x="15.63cm" svg:y="3.685cm">
          <text:p text:style-name="P13"><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5" draw:layer="layout" svg:width="5.713cm" svg:height="1.186cm" svg:x="15.63cm" svg:y="5.462cm">
          <text:p text:style-name="P13"><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6" draw:layer="layout" svg:width="5.713cm" svg:height="1.186cm" svg:x="15.63cm" svg:y="7.22cm">
          <text:p text:style-name="P13"><text:span text:style-name="T6">Timestam</text:span><text:span text:style-name="T6">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6" draw:layer="layout" svg:width="5.713cm" svg:height="1.186cm" svg:x="15.63cm" svg:y="9.02cm">
          <text:p text:style-name="P13"><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6" draw:layer="layout" svg:width="5.713cm" svg:height="1.186cm" svg:x="15.63cm" svg:y="10.82cm">
          <text:p text:style-name="P13"><text:span text:style-name="T6">Structure</text:span><text:span text:style-name="T6">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7"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1" draw:text-style-name="P7"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2" draw:text-style-name="P7"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36" draw:text-style-name="P17" draw:layer="layout" svg:width="3.808cm" svg:height="4.443cm" svg:x="23.495cm" svg:y="5.48cm">
          <text:p text:style-name="P13"><text:span text:style-name="T6">DATABA</text:span><text:span text:style-name="T6">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style-name="gr37" draw:text-style-name="P18"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38" draw:text-style-name="P19"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1" draw:layer="layout" svg:width="19.797cm" svg:height="11.136cm" svg:x="0.601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Concepts (7)"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2" presentation:style-name="pr5" draw:text-style-name="P6" draw:layer="layout" svg:width="25.197cm" svg:height="8.372cm" svg:x="1.4cm" svg:y="4.445cm" presentation:class="outline" presentation:user-transformed="true">
          <draw:text-box>
            <text:p text:style-name="P5"><text:span text:style-name="T13">Event type:</text:span><text:span text:style-name="T14"> </text:span><text:span text:style-name="T13">Esemény típusok</text:span></text:p>
            <text:p text:style-name="P5"><text:span text:style-name="T4">Event Status</text:span><text:span text:style-name="T1">: Események állapotai</text:span></text:p>
            <text:p text:style-name="P5"><text:span text:style-name="T4">Event template</text:span><text:span text:style-name="T1">: </text:span><text:span text:style-name="T4">Esemény</text:span><text:span text:style-name="T1"> sablon leírása </text:span></text:p>
            <text:p text:style-name="P5"><text:span text:style-name="T4">Event log</text:span><text:span text:style-name="T1">: létrehozott </text:span><text:span text:style-name="T4">esemény</text:span><text:span text:style-name="T1">ek listája</text:span></text:p>
            <text:p text:style-name="P5"><text:span text:style-name="T4">Event change log</text:span><text:span text:style-name="T1">: </text:span><text:span text:style-name="T4">Esemény</text:span><text:span text:style-name="T1"> változások követése</text:span></text:p>
          </draw:text-box>
        </draw:frame>
        <draw:custom-shape draw:style-name="gr39" draw:text-style-name="P14" draw:layer="layout" svg:width="5.713cm" svg:height="1.186cm" svg:x="11.145cm" svg:y="3.175cm">
          <text:p text:style-name="P13"><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7cm" svg:height="11.136cm" svg:x="0.601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Blank_20_Slide">
        <draw:frame draw:name="PlaceHolder 3"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4" presentation:style-name="pr5" draw:text-style-name="P24" draw:layer="layout" svg:width="25.197cm" svg:height="11.565cm" svg:x="1.4cm" svg:y="3.04cm" presentation:class="outline" presentation:user-transformed="true">
          <draw:text-box>
            <text:p text:style-name="P22"><text:span text:style-name="T15">Event status</text:span><text:span text:style-name="T16"> </text:span><text:span text:style-name="T17">– </text:span><text:span text:style-name="T18">Esemény</text:span><text:span text:style-name="T17"> állapotai. Előre definiált, nem módosítható.</text:span></text:p>
            <text:list text:style-name="L2">
              <text:list-item>
                <text:p text:style-name="P22"><text:span text:style-name="T18">Planned</text:span></text:p>
              </text:list-item>
              <text:list-item>
                <text:p text:style-name="P22"><text:span text:style-name="T17">Inprogress</text:span></text:p>
              </text:list-item>
              <text:list-item>
                <text:p text:style-name="P22"><text:span text:style-name="T17">Skipped</text:span></text:p>
              </text:list-item>
              <text:list-item>
                <text:p text:style-name="P22"><text:span text:style-name="T17">Finished</text:span></text:p>
              </text:list-item>
              <text:list-item>
                <text:p text:style-name="P22"><text:span text:style-name="T19">Deleted</text:span></text:p>
                <text:list>
                  <text:list-item>
                    <text:p text:style-name="P23"><text:span text:style-name="T20">A web-es felületen keresztül nem lehetséges eseményeket végérvényesen törölni az adatbázisból </text:span><text:span text:style-name="T21">– szóval ne szemeteljük tele. :)</text:span></text:p>
                  </text:list-item>
                </text:list>
              </text:list-item>
            </text:list>
          </draw:text-box>
        </draw:frame>
        <presentation:notes draw:style-name="dp3">
          <draw:page-thumbnail draw:style-name="gr1" draw:layer="layout" svg:width="19.797cm" svg:height="11.136cm" svg:x="0.601cm" svg:y="2.257cm" draw:page-number="11" presentation:class="page"/>
          <draw:frame presentation:style-name="pr6" draw:text-style-name="P25" draw:layer="layout" svg:width="16.799cm" svg:height="13.364cm" svg:x="2.1cm" svg:y="14.107cm" presentation:class="notes" presentation:placeholder="true">
            <draw:text-box/>
          </draw:frame>
        </presentation:notes>
      </draw:page>
      <draw:page draw:name="page12" draw:style-name="dp1" draw:master-page-name="Blank_20_Slide">
        <draw:frame draw:name="PlaceHolder 1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12" presentation:style-name="pr5" draw:text-style-name="P24" draw:layer="layout" svg:width="25.197cm" svg:height="11.565cm" svg:x="1.4cm" svg:y="3.04cm" presentation:class="outline" presentation:user-transformed="true">
          <draw:text-box>
            <text:p text:style-name="P22"><text:span text:style-name="T15">Event template</text:span><text:span text:style-name="T16"> </text:span><text:span text:style-name="T17">– </text:span><text:span text:style-name="T18">Esemény</text:span><text:span text:style-name="T17"> sablon leírása</text:span></text:p>
            <text:list text:style-name="L2">
              <text:list-item>
                <text:p text:style-name="P22"><text:span text:style-name="T17">Name – Esemény sablon neve</text:span></text:p>
              </text:list-item>
              <text:list-item>
                <text:p text:style-name="P26"><text:span text:style-name="T17">Type – Esemény típusa</text:span></text:p>
              </text:list-item>
              <text:list-item>
                <text:p text:style-name="P26"><text:span text:style-name="T17">Description – Leírás</text:span></text:p>
              </text:list-item>
              <text:list-item>
                <text:p text:style-name="P26"><text:span text:style-name="T22">‘</text:span><text:span text:style-name="T22">Event form params’ → Eseménnyel</text:span><text:span text:style-name="T17"> kapcsolatos adatok strukturált leírása</text:span></text:p>
              </text:list-item>
            </text:list>
          </draw:text-box>
        </draw:frame>
        <presentation:notes draw:style-name="dp3">
          <draw:page-thumbnail draw:style-name="gr1" draw:layer="layout" svg:width="19.797cm" svg:height="11.136cm" svg:x="0.601cm" svg:y="2.257cm" draw:page-number="12" presentation:class="page"/>
          <draw:frame presentation:style-name="pr6" draw:text-style-name="P25" draw:layer="layout" svg:width="16.799cm" svg:height="13.364cm" svg:x="2.1cm" svg:y="14.107cm" presentation:class="notes" presentation:placeholder="true">
            <draw:text-box/>
          </draw:frame>
        </presentation:notes>
      </draw:page>
      <draw:page draw:name="Concepts (8)" draw:style-name="dp1" draw:master-page-name="Blank_20_Slide">
        <draw:frame draw:name="PlaceHolder 1"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2" presentation:style-name="pr5" draw:text-style-name="P24" draw:layer="layout" svg:width="25.197cm" svg:height="4.443cm" svg:x="1.4cm" svg:y="3.04cm" presentation:class="outline" presentation:user-transformed="true">
          <draw:text-box>
            <text:p text:style-name="P22"><text:span text:style-name="T15">Event template</text:span><text:span text:style-name="T17"> – </text:span><text:span text:style-name="T18">Eseménnyel</text:span><text:span text:style-name="T17"> kapcsolatos adatok strukturált leírása</text:span></text:p>
            <text:list text:style-name="L2">
              <text:list-item>
                <text:p text:style-name="P26"><text:span text:style-name="T18">‘</text:span><text:span text:style-name="T18">Event form params’</text:span></text:p>
              </text:list-item>
            </text:list>
          </draw:text-box>
        </draw:frame>
        <draw:frame draw:style-name="standard" draw:layer="layout" svg:width="21.878cm" svg:height="7.306cm" svg:x="3.281cm" svg:y="6.39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7"><text:span text:style-name="T23">Name</text:span></text:p>
              </table:table-cell>
              <table:table-cell>
                <text:p text:style-name="P27"><text:span text:style-name="T23">Label</text:span></text:p>
              </table:table-cell>
              <table:table-cell>
                <text:p text:style-name="P27"><text:span text:style-name="T23">Required?</text:span></text:p>
              </table:table-cell>
              <table:table-cell>
                <text:p text:style-name="P27"><text:span text:style-name="T23">Data type</text:span></text:p>
              </table:table-cell>
              <table:table-cell>
                <text:p text:style-name="P27"><text:span text:style-name="T23">Additional...</text:span></text:p>
              </table:table-cell>
              <table:table-cell>
                <text:p text:style-name="P27"><text:span text:style-name="T23">Default value</text:span></text:p>
              </table:table-cell>
            </table:table-row>
            <table:table-row table:style-name="ro1" table:default-cell-style-name="ce2">
              <table:table-cell>
                <text:p text:style-name="P27"><text:span text:style-name="T24">Name in database</text:span></text:p>
              </table:table-cell>
              <table:table-cell>
                <text:p text:style-name="P27"><text:span text:style-name="T24">Visible label</text:span></text:p>
              </table:table-cell>
              <table:table-cell>
                <text:p text:style-name="P27"><text:span text:style-name="T24">true/false</text:span></text:p>
              </table:table-cell>
              <table:table-cell>
                <text:p text:style-name="P27"><text:span text:style-name="T24">Data select</text:span></text:p>
              </table:table-cell>
              <table:table-cell>
                <text:p text:style-name="P27"><text:span text:style-name="T24">Data source</text:span></text:p>
              </table:table-cell>
              <table:table-cell table:style-name="ce3"/>
            </table:table-row>
            <table:table-row table:style-name="ro1" table:default-cell-style-name="ce4">
              <table:table-cell>
                <text:p text:style-name="P27"><text:span text:style-name="T24">Name in database</text:span></text:p>
              </table:table-cell>
              <table:table-cell>
                <text:p text:style-name="P27"><text:span text:style-name="T24">Visible label</text:span></text:p>
              </table:table-cell>
              <table:table-cell>
                <text:p text:style-name="P27"><text:span text:style-name="T25">true/false</text:span></text:p>
              </table:table-cell>
              <table:table-cell>
                <text:p text:style-name="P27"><text:span text:style-name="T24">Data input</text:span></text:p>
              </table:table-cell>
              <table:table-cell>
                <text:p text:style-name="P27"><text:span text:style-name="T24">Data type ...</text:span></text:p>
              </table:table-cell>
              <table:table-cell table:style-name="ce5"/>
            </table:table-row>
            <table:table-row table:style-name="ro1" table:default-cell-style-name="ce6">
              <table:table-cell>
                <text:p text:style-name="P27"><text:span text:style-name="T26">inj.loc</text:span></text:p>
              </table:table-cell>
              <table:table-cell>
                <text:p text:style-name="P27"><text:span text:style-name="T26">Beadás helye</text:span></text:p>
              </table:table-cell>
              <table:table-cell>
                <text:p text:style-name="P27"><text:span text:style-name="T26">false</text:span></text:p>
              </table:table-cell>
              <table:table-cell>
                <text:p text:style-name="P27"><text:span text:style-name="T26">BodyPart</text:span></text:p>
              </table:table-cell>
              <table:table-cell>
                <text:p text:style-name="P27"><text:span text:style-name="T26">-</text:span></text:p>
              </table:table-cell>
              <table:table-cell>
                <text:p text:style-name="P27"><text:span text:style-name="T26">LIA</text:span></text:p>
              </table:table-cell>
            </table:table-row>
            <table:table-row table:style-name="ro2" table:default-cell-style-name="ce6">
              <table:table-cell>
                <text:p text:style-name="P27"><text:span text:style-name="T26">inj.vol</text:span></text:p>
              </table:table-cell>
              <table:table-cell>
                <text:p text:style-name="P27"><text:span text:style-name="T26">Beadott dózis</text:span></text:p>
              </table:table-cell>
              <table:table-cell>
                <text:p text:style-name="P27"><text:span text:style-name="T26">true</text:span></text:p>
              </table:table-cell>
              <table:table-cell>
                <text:p text:style-name="P27"><text:span text:style-name="T26">Range</text:span></text:p>
              </table:table-cell>
              <table:table-cell>
                <text:p text:style-name="P27"><text:span text:style-name="T26">0-tó 10-ig 0.1 lépésközzel, ml</text:span></text:p>
              </table:table-cell>
              <table:table-cell>
                <text:p text:style-name="P27"><text:span text:style-name="T26">1 ml</text:span></text:p>
              </table:table-cell>
            </table:table-row>
          </table:table>
          <draw:image xlink:href="Pictures/TablePreview1.svm" xlink:type="simple" xlink:show="embed" xlink:actuate="onLoad"/>
        </draw:frame>
        <presentation:notes draw:style-name="dp2">
          <draw:page-thumbnail draw:style-name="gr1" draw:layer="layout" svg:width="19.797cm" svg:height="11.136cm" svg:x="0.601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Blank_20_Slide">
        <draw:frame draw:name="PlaceHolder 7"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8" presentation:style-name="pr5" draw:text-style-name="P24" draw:layer="layout" svg:width="25.197cm" svg:height="12.2cm" svg:x="1.4cm" svg:y="3.04cm" presentation:class="outline" presentation:user-transformed="true">
          <draw:text-box>
            <text:p text:style-name="P22"><text:span text:style-name="T15">Event template</text:span><text:span text:style-name="T17"> – </text:span><text:span text:style-name="T18">Eseménnyel</text:span><text:span text:style-name="T17"> kapcsolatos adatok strukturált leírása</text:span></text:p>
            <text:list text:style-name="L2">
              <text:list-item>
                <text:p text:style-name="P26"><text:span text:style-name="T18">‘</text:span><text:span text:style-name="T18">Data type’:</text:span></text:p>
                <text:list>
                  <text:list-item>
                    <text:p text:style-name="P28"><text:span text:style-name="T18">Input</text:span><text:span text:style-name="T17"> – beviteli mező</text:span></text:p>
                    <text:list>
                      <text:list-item>
                        <text:p text:style-name="P28"><text:span text:style-name="T27">text, l</text:span><text:span text:style-name="T27">ong text, </text:span><text:span text:style-name="T27">numeric, range,</text:span><text:span text:style-name="T27"> date, </text:span><text:span text:style-name="T17">time, </text:span><text:span text:style-name="T17">date-time</text:span></text:p>
                      </text:list-item>
                    </text:list>
                  </text:list-item>
                  <text:list-item>
                    <text:p text:style-name="P28"><text:span text:style-name="T18">Select</text:span><text:span text:style-name="T17"> – </text:span><text:span text:style-name="T19">Előre definiált listából</text:span><text:span text:style-name="T17"> történő választás</text:span></text:p>
                    <text:list>
                      <text:list-item>
                        <text:p text:style-name="P28"><text:span text:style-name="T27">Location, BodyPart, </text:span><text:span text:style-name="T27">(ConsumableType), </text:span><text:span text:style-name="T27">Consumable, Side, </text:span><text:span text:style-name="T17">(UnitType), </text:span><text:span text:style-name="T17">Unit, Asset, Sex, SubjectStatus, EventStatus </text:span></text:p>
                      </text:list-item>
                    </text:list>
                  </text:list-item>
                </text:list>
              </text:list-item>
            </text:list>
          </draw:text-box>
        </draw:frame>
        <presentation:notes draw:style-name="dp3">
          <draw:page-thumbnail draw:style-name="gr1" draw:layer="layout" svg:width="19.797cm" svg:height="11.136cm" svg:x="0.601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Concepts (9)" draw:style-name="dp1" draw:master-page-name="Blank_20_Slide">
        <draw:frame draw:name="PlaceHolder 1" presentation:style-name="pr7" draw:text-style-name="P32" draw:layer="layout" svg:width="25.197cm" svg:height="12.162cm" svg:x="1.4cm" svg:y="3.085cm" presentation:class="outline" presentation:user-transformed="true">
          <draw:text-box>
            <text:p text:style-name="P29"><text:span text:style-name="T28">Event log</text:span> – <text:span text:style-name="T29">Létrehozott események listája (Esemény példányok)</text:span></text:p>
            <text:list text:style-name="L2">
              <text:list-item>
                <text:p text:style-name="P29"><text:span text:style-name="T29">Általános Event </text:span><text:span text:style-name="T30">paraméterek</text:span></text:p>
                <text:list>
                  <text:list-item>
                    <text:p text:style-name="P30"><text:span text:style-name="T31">SubjectIndex </text:span><text:span text:style-name="T32">–</text:span><text:span text:style-name="T33"> Egyed azonosítása</text:span></text:p>
                  </text:list-item>
                  <text:list-item>
                    <text:p text:style-name="P31"><text:span text:style-name="T31">Event</text:span><text:span text:style-name="T33"> – instance – </text:span><text:span text:style-name="T31">name –</text:span><text:span text:style-name="T32"> Létrehozott esemény </text:span><text:span text:style-name="T34">példány</text:span><text:span text:style-name="T35"> neve</text:span></text:p>
                  </text:list-item>
                  <text:list-item>
                    <text:p text:style-name="P31"><text:span text:style-name="T31">EventTemplate –</text:span><text:span text:style-name="T32"> esemény sablon</text:span></text:p>
                  </text:list-item>
                  <text:list-item>
                    <text:p text:style-name="P31"><text:span text:style-name="T36">Location </text:span><text:span text:style-name="T34">– Előre deifniált listából</text:span></text:p>
                  </text:list-item>
                  <text:list-item>
                    <text:p text:style-name="P31"><text:span text:style-name="T31">Comment</text:span></text:p>
                  </text:list-item>
                  <text:list-item>
                    <text:p text:style-name="P31"><text:span text:style-name="T33">Planned time (Feature under development.)</text:span></text:p>
                  </text:list-item>
                  <text:list-item>
                    <text:p text:style-name="P31"><text:span text:style-name="T31">Event Status</text:span><text:span text:style-name="T33"> (Feature under </text:span><text:span text:style-name="T37">further</text:span><text:span text:style-name="T33"> development.)</text:span></text:p>
                  </text:list-item>
                </text:list>
              </text:list-item>
              <text:list-item>
                <text:p text:style-name="P29"><text:span text:style-name="T29">Event Data</text:span></text:p>
                <text:list>
                  <text:list-item>
                    <text:p text:style-name="P29"><text:span text:style-name="T33">Személyre szabható, mégis </text:span><text:span text:style-name="T31">strukturált</text:span><text:span text:style-name="T33"> adatok - az </text:span><text:span text:style-name="T36">event template-ben</text:span><text:span text:style-name="T34"> </text:span><text:span text:style-name="T35">megadottak </text:span><text:span text:style-name="T35">szerint</text:span></text:p>
                  </text:list-item>
                </text:list>
              </text:list-item>
            </text:list>
          </draw:text-box>
        </draw:frame>
        <draw:frame draw:name="PlaceHolder 2"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style-name="gr40" draw:text-style-name="P33" draw:layer="layout" svg:width="8.89cm" svg:height="1.673cm" svg:x="17.707cm" svg:y="8.487cm">
          <draw:text-box>
            <text:p>+ <text:span text:style-name="T29">Ki</text:span> és <text:span text:style-name="T29">mikor</text:span> módosította (/hozta létre)</text:p>
          </draw:text-box>
        </draw:frame>
        <presentation:notes draw:style-name="dp2">
          <draw:page-thumbnail draw:style-name="gr1" draw:layer="layout" svg:width="19.797cm" svg:height="11.136cm" svg:x="0.601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Concepts (10)" draw:style-name="dp1" draw:master-page-name="Blank_20_Slide">
        <draw:frame draw:name="PlaceHolder 1" presentation:style-name="pr5" draw:text-style-name="P6" draw:layer="layout" svg:width="25.197cm" svg:height="11.518cm" svg:x="1.4cm" svg:y="3.085cm" presentation:class="outline" presentation:user-transformed="true">
          <draw:text-box>
            <text:p text:style-name="P5"><text:span text:style-name="T38">Event </text:span><text:span text:style-name="T39">change</text:span><text:span text:style-name="T38"> log</text:span><text:span text:style-name="T40"> – </text:span><text:span text:style-name="T41">Létrehozott események </text:span><text:span text:style-name="T42">módosítás</text:span><text:span text:style-name="T40"> </text:span><text:span text:style-name="T42">előzményei</text:span></text:p>
            <text:list text:style-name="L2">
              <text:list-item>
                <text:p text:style-name="P5"><text:span text:style-name="T43">Változások követése</text:span></text:p>
                <text:list>
                  <text:list-item>
                    <text:p text:style-name="P28"><text:span text:style-name="T44">Ki, mikor, miről, mire</text:span></text:p>
                  </text:list-item>
                </text:list>
              </text:list-item>
            </text:list>
            <text:list text:style-name="L6">
              <text:list-item>
                <text:p text:style-name="P5"><text:span text:style-name="T43">Korábbi állapot visszaállítása</text:span></text:p>
              </text:list-item>
              <text:list-item>
                <text:p text:style-name="P5"><text:span text:style-name="T43">Állapotok összehasonlítása</text:span></text:p>
              </text:list-item>
            </text:list>
          </draw:text-box>
        </draw:frame>
        <draw:frame draw:name="PlaceHolder 2"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presentation:notes draw:style-name="dp2">
          <draw:page-thumbnail draw:style-name="gr1" draw:layer="layout" svg:width="19.797cm" svg:height="11.136cm" svg:x="0.601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Blank_20_Slide">
        <draw:frame draw:name="PlaceHolder 9"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10" presentation:style-name="pr5" draw:text-style-name="P6" draw:layer="layout" svg:width="25.197cm" svg:height="8.372cm" svg:x="1.4cm" svg:y="4.445cm" presentation:class="outline" presentation:user-transformed="true">
          <draw:text-box>
            <text:p text:style-name="P5"><text:span text:style-name="T4">Subject Status:</text:span><text:span text:style-name="T45"> </text:span><text:span text:style-name="T46">egyedek</text:span><text:span text:style-name="T1"> állapota</text:span></text:p>
            <text:p text:style-name="P5"><text:span text:style-name="T4">Subjects</text:span><text:span text:style-name="T1">: létrehozott </text:span><text:span text:style-name="T4">egyedek</text:span><text:span text:style-name="T1"> listája</text:span></text:p>
            <text:p text:style-name="P5"><text:span text:style-name="T4">Subject change log</text:span><text:span text:style-name="T1">: </text:span><text:span text:style-name="T4">Egyedek</text:span><text:span text:style-name="T1"> változásainak követése</text:span></text:p>
          </draw:text-box>
        </draw:frame>
        <draw:custom-shape draw:style-name="gr41" draw:text-style-name="P15" draw:layer="layout" svg:width="5.713cm" svg:height="1.186cm" svg:x="11.145cm" svg:y="3.187cm">
          <text:p text:style-name="P13"><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7cm" svg:height="11.136cm" svg:x="0.601cm" svg:y="2.257cm" draw:page-number="17" presentation:class="page"/>
          <draw:frame presentation:style-name="pr6" draw:text-style-name="P25" draw:layer="layout" svg:width="16.799cm" svg:height="13.364cm" svg:x="2.1cm" svg:y="14.107cm" presentation:class="notes" presentation:placeholder="true">
            <draw:text-box/>
          </draw:frame>
        </presentation:notes>
      </draw:page>
      <draw:page draw:name="page18" draw:style-name="dp1" draw:master-page-name="Blank_20_Slide">
        <draw:frame draw:name="PlaceHolder 13"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name="PlaceHolder 14" presentation:style-name="pr5" draw:text-style-name="P24" draw:layer="layout" svg:width="25.197cm" svg:height="11.565cm" svg:x="1.4cm" svg:y="3.04cm" presentation:class="outline" presentation:user-transformed="true">
          <draw:text-box>
            <text:p text:style-name="P22"><text:span text:style-name="T15">Subject status</text:span><text:span text:style-name="T16"> </text:span><text:span text:style-name="T17">– </text:span><text:span text:style-name="T18">Egyedek</text:span><text:span text:style-name="T17"> állapotai. Előre definiált, nem módosítható.</text:span></text:p>
            <text:list text:style-name="L2">
              <text:list-item>
                <text:p text:style-name="P22"><text:span text:style-name="T18">Planned</text:span></text:p>
              </text:list-item>
              <text:list-item>
                <text:p text:style-name="P22"><text:span text:style-name="T17">Alive</text:span></text:p>
              </text:list-item>
              <text:list-item>
                <text:p text:style-name="P22"><text:span text:style-name="T17">Terminated</text:span></text:p>
              </text:list-item>
              <text:list-item>
                <text:p text:style-name="P22"><text:span text:style-name="T17">Dead</text:span></text:p>
              </text:list-item>
              <text:list-item>
                <text:p text:style-name="P22"><text:span text:style-name="T19">Deleted</text:span></text:p>
                <text:list>
                  <text:list-item>
                    <text:p text:style-name="P23"><text:span text:style-name="T20">A web-es felületen keresztül nem lehetséges egyedek végérvényesen törölni az adatbázisból </text:span><text:span text:style-name="T21">– szóval ne szemeteljük tele. :)</text:span></text:p>
                  </text:list-item>
                </text:list>
              </text:list-item>
            </text:list>
          </draw:text-box>
        </draw:frame>
        <presentation:notes draw:style-name="dp3">
          <draw:page-thumbnail draw:style-name="gr1" draw:layer="layout" svg:width="19.797cm" svg:height="11.136cm" svg:x="0.601cm" svg:y="2.257cm" draw:page-number="18" presentation:class="page"/>
          <draw:frame presentation:style-name="pr6" draw:text-style-name="P25" draw:layer="layout" svg:width="16.799cm" svg:height="13.364cm" svg:x="2.1cm" svg:y="14.107cm" presentation:class="notes" presentation:placeholder="true">
            <draw:text-box/>
          </draw:frame>
        </presentation:notes>
      </draw:page>
      <draw:page draw:name="page19" draw:style-name="dp1" draw:master-page-name="Blank_20_Slide">
        <draw:frame draw:name="PlaceHolder 15" presentation:style-name="pr8" draw:text-style-name="P35" draw:layer="layout" svg:width="25.197cm" svg:height="12.155cm" svg:x="1.4cm" svg:y="3.085cm" presentation:class="outline" presentation:user-transformed="true">
          <draw:text-box>
            <text:p text:style-name="P29"><text:span text:style-name="T28">Subjects</text:span> – <text:span text:style-name="T29">Létrehozott egyedek listája</text:span></text:p>
            <text:list text:style-name="L2">
              <text:list-item>
                <text:p text:style-name="P23"><text:span text:style-name="T47">SubjectID</text:span><text:span text:style-name="T31"> </text:span><text:span text:style-name="T32">–</text:span><text:span text:style-name="T33"> Kvázi egyedi azonosító, pl fülszám. </text:span><text:span text:style-name="T48">Kötelező az első pillanattól kezdve.</text:span></text:p>
              </text:list-item>
              <text:list-item>
                <text:p text:style-name="P34"><text:span text:style-name="T31">Name</text:span><text:span text:style-name="T33"> – </text:span><text:span text:style-name="T32">Kapott azonosító – később is megadható. (Tartalmazhatja természetesen a group-ot)</text:span></text:p>
              </text:list-item>
              <text:list-item>
                <text:p text:style-name="P34"><text:span text:style-name="T31">Group </text:span><text:span text:style-name="T32">– Csoport, további szűréshez, kategorizáláshoz</text:span></text:p>
              </text:list-item>
              <text:list-item>
                <text:p text:style-name="P34"><text:span text:style-name="T31">Batch –</text:span><text:span text:style-name="T32"> Group-hoz hasonló, pl melyik nap?</text:span></text:p>
              </text:list-item>
              <text:list-item>
                <text:p text:style-name="P34"><text:span text:style-name="T31">Comment</text:span></text:p>
              </text:list-item>
              <text:list-item>
                <text:p text:style-name="P34"><text:span text:style-name="T31">Age, Sex, Weight, Height</text:span></text:p>
              </text:list-item>
              <text:list-item>
                <text:p text:style-name="P34"><text:span text:style-name="T31">Container</text:span><text:span text:style-name="T33"> – ketrec száma</text:span></text:p>
              </text:list-item>
              <text:list-item>
                <text:p text:style-name="P34"><text:span text:style-name="T36">Location –</text:span><text:span text:style-name="T35"> Előre deifniált listából</text:span></text:p>
              </text:list-item>
              <text:list-item>
                <text:p text:style-name="P34"><text:span text:style-name="T31">Subject Status</text:span><text:span text:style-name="T33"> (Feature under </text:span><text:span text:style-name="T37">further</text:span><text:span text:style-name="T33"> development.)</text:span></text:p>
                <text:p text:style-name="P29"><text:span text:style-name="T31"/></text:p>
              </text:list-item>
            </text:list>
          </draw:text-box>
        </draw:frame>
        <draw:frame draw:name="PlaceHolder 16"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style-name="gr40" draw:text-style-name="P33" draw:layer="layout" svg:width="8.89cm" svg:height="1.673cm" svg:x="17.707cm" svg:y="8.487cm">
          <draw:text-box>
            <text:p>+ <text:span text:style-name="T29">Ki</text:span> és <text:span text:style-name="T29">mikor</text:span> módosította (/hozta létre)</text:p>
          </draw:text-box>
        </draw:frame>
        <presentation:notes draw:style-name="dp3">
          <draw:page-thumbnail draw:style-name="gr1" draw:layer="layout" svg:width="19.797cm" svg:height="11.136cm" svg:x="0.601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Blank_20_Slide">
        <draw:frame draw:name="PlaceHolder 17" presentation:style-name="pr5" draw:text-style-name="P6" draw:layer="layout" svg:width="25.197cm" svg:height="11.518cm" svg:x="1.4cm" svg:y="3.085cm" presentation:class="outline" presentation:user-transformed="true">
          <draw:text-box>
            <text:p text:style-name="P5"><text:span text:style-name="T38">Subject </text:span><text:span text:style-name="T39">change</text:span><text:span text:style-name="T38"> log</text:span><text:span text:style-name="T40"> – </text:span><text:span text:style-name="T41">Létrehozott egyedek </text:span><text:span text:style-name="T42">módosítás</text:span><text:span text:style-name="T40"> </text:span><text:span text:style-name="T42">előzményei</text:span></text:p>
            <text:list text:style-name="L2">
              <text:list-item>
                <text:p text:style-name="P5"><text:span text:style-name="T43">Változások követése</text:span></text:p>
                <text:list>
                  <text:list-item>
                    <text:p text:style-name="P28"><text:span text:style-name="T44">Ki, mikor, miről, mire</text:span></text:p>
                  </text:list-item>
                </text:list>
              </text:list-item>
            </text:list>
            <text:list text:style-name="L6">
              <text:list-item>
                <text:p text:style-name="P5"><text:span text:style-name="T43">Korábbi állapot visszaállítása</text:span></text:p>
              </text:list-item>
              <text:list-item>
                <text:p text:style-name="P5"><text:span text:style-name="T43">Állapotok összehasonlítása</text:span></text:p>
              </text:list-item>
            </text:list>
          </draw:text-box>
        </draw:frame>
        <draw:frame draw:name="PlaceHolder 18"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presentation:notes draw:style-name="dp3">
          <draw:page-thumbnail draw:style-name="gr1" draw:layer="layout" svg:width="19.797cm" svg:height="11.136cm" svg:x="0.601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Blank_20_Slide">
        <draw:frame draw:name="PlaceHolder 19" presentation:style-name="pr9" draw:text-style-name="P35" draw:layer="layout" svg:width="25.197cm" svg:height="12.155cm" svg:x="1.4cm" svg:y="3.085cm" presentation:class="outline" presentation:user-transformed="true">
          <draw:text-box>
            <text:p text:style-name="P29"><text:span text:style-name="T28">Subjects</text:span> – <text:span text:style-name="T29">Létrehozott egyedek listája</text:span></text:p>
            <text:list text:style-name="L2">
              <text:list-item>
                <text:p text:style-name="P23"><text:span text:style-name="T49">SubjectID </text:span><text:span text:style-name="T50">–</text:span><text:span text:style-name="T51"> Kvázi egyedi azonosító, pl fülszám. Kötelező az első pillanattól kezdve.</text:span></text:p>
              </text:list-item>
              <text:list-item>
                <text:p text:style-name="P34"><text:span text:style-name="T49">Name</text:span><text:span text:style-name="T51"> – </text:span><text:span text:style-name="T50">Kapott azonosító – később is megadható. (Tartalmazhatja természetesen a group-ot)</text:span></text:p>
              </text:list-item>
              <text:list-item>
                <text:p text:style-name="P34"><text:span text:style-name="T31">Group </text:span><text:span text:style-name="T32">– Csoport, további szűréshez, kategorizáláshoz</text:span></text:p>
              </text:list-item>
              <text:list-item>
                <text:p text:style-name="P34"><text:span text:style-name="T31">Batch –</text:span><text:span text:style-name="T32"> Group-hoz hasonló, pl melyik nap?</text:span></text:p>
              </text:list-item>
              <text:list-item>
                <text:p text:style-name="P34"><text:span text:style-name="T49">Comment</text:span></text:p>
              </text:list-item>
              <text:list-item>
                <text:p text:style-name="P34"><text:span text:style-name="T49">Age, Sex, Weight, Height</text:span></text:p>
              </text:list-item>
              <text:list-item>
                <text:p text:style-name="P34"><text:span text:style-name="T49">Container</text:span><text:span text:style-name="T51"> – ketrec száma</text:span></text:p>
              </text:list-item>
              <text:list-item>
                <text:p text:style-name="P34"><text:span text:style-name="T36">Location –</text:span><text:span text:style-name="T35"> Előre deifniált listából</text:span></text:p>
              </text:list-item>
              <text:list-item>
                <text:p text:style-name="P34"><text:span text:style-name="T31">Subject Status</text:span><text:span text:style-name="T33"> (Feature under </text:span><text:span text:style-name="T37">further</text:span><text:span text:style-name="T33"> development.)</text:span></text:p>
                <text:p text:style-name="P29"><text:span text:style-name="T31"/></text:p>
              </text:list-item>
            </text:list>
          </draw:text-box>
        </draw:frame>
        <draw:frame draw:name="PlaceHolder 20"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style-name="gr40" draw:text-style-name="P37" draw:layer="layout" svg:width="8.89cm" svg:height="2.063cm" svg:x="14.605cm" svg:y="9.525cm">
          <draw:text-box>
            <text:p text:style-name="P36"><text:span text:style-name="T52">+ STUDY</text:span></text:p>
            <text:p text:style-name="P36"><text:span text:style-name="T53">“</text:span><text:span text:style-name="T53">Melyik </text:span><text:span text:style-name="T53">studyhoz </text:span><text:span text:style-name="T53">tartozik?”</text:span></text:p>
          </draw:text-box>
        </draw:frame>
        <presentation:notes draw:style-name="dp3">
          <draw:page-thumbnail draw:style-name="gr1" draw:layer="layout" svg:width="19.797cm" svg:height="11.136cm" svg:x="0.601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Blank_20_Slide">
        <draw:frame draw:name="PlaceHolder 26"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42" draw:text-style-name="P38" draw:layer="layout" svg:width="7.102cm" svg:height="2.778cm" svg:x="6.35cm" svg:y="8.255cm">
          <text:p text:style-name="P38">EventLog</text:p>
          <draw:enhanced-geometry svg:viewBox="0 0 21600 21600" draw:type="rectangle" draw:enhanced-path="M 0 0 L 21600 0 21600 21600 0 21600 0 0 Z N"/>
        </draw:custom-shape>
        <draw:custom-shape draw:style-name="gr42" draw:text-style-name="P38" draw:layer="layout" svg:width="7.102cm" svg:height="2.778cm" svg:x="15.123cm" svg:y="8.255cm">
          <text:p text:style-name="P38">Subject</text:p>
          <draw:enhanced-geometry svg:viewBox="0 0 21600 21600" draw:type="rectangle" draw:enhanced-path="M 0 0 L 21600 0 21600 21600 0 21600 0 0 Z N"/>
        </draw:custom-shape>
        <draw:custom-shape draw:style-name="gr42" draw:text-style-name="P38" draw:layer="layout" svg:width="7.102cm" svg:height="2.778cm" svg:x="6.35cm" svg:y="11.827cm">
          <text:p text:style-name="P38">EventChangeLog</text:p>
          <draw:enhanced-geometry svg:viewBox="0 0 21600 21600" draw:type="rectangle" draw:enhanced-path="M 0 0 L 21600 0 21600 21600 0 21600 0 0 Z N"/>
        </draw:custom-shape>
        <draw:custom-shape draw:style-name="gr42" draw:text-style-name="P38" draw:layer="layout" svg:width="7.102cm" svg:height="2.778cm" svg:x="15.123cm" svg:y="11.827cm">
          <text:p text:style-name="P38">SubjectChangeLog</text:p>
          <draw:enhanced-geometry svg:viewBox="0 0 21600 21600" draw:type="rectangle" draw:enhanced-path="M 0 0 L 21600 0 21600 21600 0 21600 0 0 Z N"/>
        </draw:custom-shape>
        <draw:line draw:style-name="gr43" draw:text-style-name="P39" draw:layer="layout" svg:x1="15.959cm" svg:y1="9.644cm" svg:x2="12.199cm" svg:y2="9.644cm">
          <text:p/>
        </draw:line>
        <draw:line draw:style-name="gr44" draw:text-style-name="P19" draw:layer="layout" svg:x1="10.098cm" svg:y1="12.422cm" svg:x2="10.098cm" svg:y2="10.107cm">
          <text:p/>
        </draw:line>
        <draw:line draw:style-name="gr43" draw:text-style-name="P39" draw:layer="layout" svg:x1="15.959cm" svg:y1="10.107cm" svg:x2="12.199cm" svg:y2="10.107cm">
          <text:p/>
        </draw:line>
        <draw:line draw:style-name="gr44" draw:text-style-name="P19" draw:layer="layout" svg:x1="9.703cm" svg:y1="12.422cm" svg:x2="9.703cm" svg:y2="10.107cm">
          <text:p/>
        </draw:line>
        <draw:line draw:style-name="gr44" draw:text-style-name="P19" draw:layer="layout" svg:x1="18.476cm" svg:y1="12.423cm" svg:x2="18.476cm" svg:y2="10.108cm">
          <text:p/>
        </draw:line>
        <draw:line draw:style-name="gr44" draw:text-style-name="P19" draw:layer="layout" svg:x1="18.871cm" svg:y1="12.423cm" svg:x2="18.871cm" svg:y2="10.108cm">
          <text:p/>
        </draw:line>
        <draw:custom-shape draw:style-name="gr42" draw:text-style-name="P38" draw:layer="layout" svg:width="7.102cm" svg:height="2.778cm" svg:x="15.123cm" svg:y="4.355cm">
          <text:p text:style-name="P38">Study</text:p>
          <draw:enhanced-geometry svg:viewBox="0 0 21600 21600" draw:type="rectangle" draw:enhanced-path="M 0 0 L 21600 0 21600 21600 0 21600 0 0 Z N"/>
        </draw:custom-shape>
        <draw:line draw:style-name="gr45" draw:text-style-name="P39" draw:layer="layout" svg:x1="18.674cm" svg:y1="6.644cm" svg:x2="18.674cm" svg:y2="8.89cm">
          <text:p/>
        </draw:line>
        <draw:line draw:style-name="gr46" draw:text-style-name="P39" draw:layer="layout" svg:x1="15.875cm" svg:y1="6.35cm" svg:x2="12.065cm" svg:y2="8.89cm">
          <text:p/>
        </draw:line>
        <presentation:notes draw:style-name="dp3">
          <draw:page-thumbnail draw:style-name="gr1" draw:layer="layout" svg:width="19.797cm" svg:height="11.136cm" svg:x="0.601cm" svg:y="2.257cm" draw:page-number="22" presentation:class="page"/>
          <draw:frame presentation:style-name="pr6" draw:text-style-name="P25" draw:layer="layout" svg:width="16.799cm" svg:height="13.364cm" svg:x="2.1cm" svg:y="14.107cm" presentation:class="notes" presentation:placeholder="true">
            <draw:text-box/>
          </draw:frame>
        </presentation:notes>
      </draw:page>
      <draw:page draw:name="page23" draw:style-name="dp1" draw:master-page-name="Blank_20_Slide">
        <draw:frame draw:name="PlaceHolder 21" presentation:style-name="pr10" draw:text-style-name="P35" draw:layer="layout" svg:width="25.197cm" svg:height="12.155cm" svg:x="1.4cm" svg:y="3.085cm" presentation:class="outline" presentation:user-transformed="true">
          <draw:text-box>
            <text:p text:style-name="P29"><text:span text:style-name="T28">Subjects</text:span> – <text:span text:style-name="T29">Létrehozott egyedek listája</text:span></text:p>
            <text:list text:style-name="L2">
              <text:list-item>
                <text:p text:style-name="P34"><text:span text:style-name="T31">Group </text:span><text:span text:style-name="T32">– Csoport, további szűréshez, kategorizáláshoz</text:span></text:p>
              </text:list-item>
              <text:list-item>
                <text:p text:style-name="P34"><text:span text:style-name="T31">Batch –</text:span><text:span text:style-name="T32"> Group-hoz hasonló, pl melyik nap?</text:span></text:p>
              </text:list-item>
              <text:list-item>
                <text:p text:style-name="P34"><text:span text:style-name="T36">Location –</text:span><text:span text:style-name="T35"> Előre deifniált listából</text:span></text:p>
              </text:list-item>
              <text:list-item>
                <text:p text:style-name="P34"><text:span text:style-name="T31">Subject Status</text:span><text:span text:style-name="T33"> (Feature under </text:span><text:span text:style-name="T37">further</text:span><text:span text:style-name="T33"> development.)</text:span></text:p>
              </text:list-item>
              <text:list-item>
                <text:p text:style-name="P34"><text:span text:style-name="T31">Study –</text:span><text:span text:style-name="T32"> Study azonosítása</text:span></text:p>
                <text:list>
                  <text:list-item>
                    <text:p text:style-name="P34"><text:span text:style-name="T34">name</text:span><text:span text:style-name="T32">, </text:span><text:span text:style-name="T34">description</text:span><text:span text:style-name="T32">, </text:span><text:span text:style-name="T34">species</text:span><text:span text:style-name="T32">, </text:span><text:span text:style-name="T34">start</text:span><text:span text:style-name="T32">, </text:span><text:span text:style-name="T34">end</text:span><text:span text:style-name="T32">, </text:span><text:span text:style-name="T34">N</text:span><text:span text:style-name="T54">max</text:span><text:span text:style-name="T55">, </text:span><text:span text:style-name="T56">(+ N</text:span><text:span text:style-name="T57">current</text:span><text:span text:style-name="T56">)</text:span></text:p>
                  </text:list-item>
                </text:list>
                <text:p text:style-name="P29"><text:span text:style-name="T31"/></text:p>
              </text:list-item>
            </text:list>
          </draw:text-box>
        </draw:frame>
        <draw:frame draw:name="PlaceHolder 22"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frame draw:style-name="gr47" draw:text-style-name="P37" draw:layer="layout" svg:width="5.715cm" svg:height="2.301cm" svg:x="12.065cm" svg:y="12.065cm">
          <draw:text-box>
            <text:p text:style-name="P36"><text:span text:style-name="T58">Sorrend?</text:span></text:p>
            <text:p text:style-name="P36"><text:span text:style-name="T58"/></text:p>
          </draw:text-box>
        </draw:frame>
        <presentation:notes draw:style-name="dp3">
          <draw:page-thumbnail draw:style-name="gr1" draw:layer="layout" svg:width="19.797cm" svg:height="11.136cm" svg:x="0.601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Blank_20_Slide">
        <draw:frame draw:name="PlaceHolder 25" presentation:style-name="pr11" draw:text-style-name="P35" draw:layer="layout" svg:width="25.197cm" svg:height="12.155cm" svg:x="1.4cm" svg:y="3.085cm" presentation:class="outline" presentation:user-transformed="true">
          <draw:text-box>
            <text:p text:style-name="P29"><text:span text:style-name="T59">Subject pool</text:span><text:span text:style-name="T60"> – Létrehozott egyedek listájának rendezett részhalmaza</text:span></text:p>
            <text:list text:style-name="L2">
              <text:list-item>
                <text:p text:style-name="P34"><text:span text:style-name="T32">Kiválasztott egyedek sorbarendezett sokasága</text:span></text:p>
              </text:list-item>
              <text:list-item>
                <text:p text:style-name="P40"><text:span text:style-name="T32">Ad-hoc jellegű</text:span></text:p>
              </text:list-item>
              <text:list-item>
                <text:p text:style-name="P40"><text:span text:style-name="T32">Adatbázisban nem tárolódik</text:span></text:p>
              </text:list-item>
              <text:list-item>
                <text:p text:style-name="P40"><text:span text:style-name="T32">Keresés, kiválasztás gyorsítása</text:span></text:p>
                <text:p text:style-name="P29"><text:span text:style-name="T31"/></text:p>
              </text:list-item>
            </text:list>
          </draw:text-box>
        </draw:frame>
        <draw:frame draw:name="PlaceHolder 27"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presentation:notes draw:style-name="dp3">
          <draw:page-thumbnail draw:style-name="gr1" draw:layer="layout" svg:width="19.797cm" svg:height="11.136cm" svg:x="0.601cm" svg:y="2.257cm" draw:page-number="24" presentation:class="page"/>
          <draw:frame presentation:style-name="pr6" draw:text-style-name="P25" draw:layer="layout" svg:width="16.799cm" svg:height="13.364cm" svg:x="2.1cm" svg:y="14.107cm" presentation:class="notes" presentation:placeholder="true">
            <draw:text-box/>
          </draw:frame>
        </presentation:notes>
      </draw:page>
      <draw:page draw:name="page25" draw:style-name="dp1" draw:master-page-name="Blank_20_Slide">
        <draw:frame draw:name="PlaceHolder 24"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48" draw:text-style-name="P41" draw:layer="layout" svg:width="15.875cm" svg:height="12.065cm" svg:x="6.064cm" svg:y="3.175cm">
          <text:p text:style-name="P19"><text:span text:style-name="T61">SUBJECT</text:span><text:span text:style-name="T62">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2" draw:layer="layout" svg:width="13.335cm" svg:height="8.255cm" svg:x="7.334cm" svg:y="5.715cm">
          <text:p text:style-name="P19"><text:span text:style-name="T29">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3" draw:layer="layout" svg:width="10.16cm" svg:height="5.08cm" svg:x="8.921cm" svg:y="7.62cm">
          <text:p text:style-name="P19"><text:span text:style-name="T29">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4" draw:layer="layout" svg:width="6.35cm" svg:height="1.905cm" svg:x="10.826cm" svg:y="9.525cm">
          <text:p text:style-name="P41"><text:span text:style-name="T29">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9.797cm" svg:height="11.136cm" svg:x="0.601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Blank_20_Slide">
        <draw:frame draw:name="PlaceHolder 23" presentation:style-name="pr4" draw:text-style-name="P3" draw:layer="layout" svg:width="25.197cm" svg:height="2.627cm" svg:x="1.4cm" svg:y="0.628cm" presentation:class="title" presentation:user-transformed="true">
          <draw:text-box>
            <text:p text:style-name="P1"><text:span text:style-name="T3">Felépí</text:span><text:span text:style-name="T3">tés</text:span></text:p>
          </draw:text-box>
        </draw:frame>
        <draw:custom-shape draw:style-name="gr48" draw:text-style-name="P41" draw:layer="layout" svg:width="15.875cm" svg:height="12.065cm" svg:x="6.064cm" svg:y="3.175cm">
          <text:p text:style-name="P19"><text:span text:style-name="T61">SUBJE</text:span><text:span text:style-name="T61">CT</text:span><text:span text:style-name="T62">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2" draw:layer="layout" svg:width="13.335cm" svg:height="8.255cm" svg:x="7.334cm" svg:y="5.715cm">
          <text:p text:style-name="P19"><text:span text:style-name="T29">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6" draw:layer="layout" svg:width="10.16cm" svg:height="5.08cm" svg:x="8.922cm" svg:y="7.621cm">
          <text:p text:style-name="P45"><text:span text:style-name="T63">SubjectP</text:span><text:span text:style-name="T63">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4" draw:layer="layout" svg:width="6.35cm" svg:height="1.905cm" svg:x="10.826cm" svg:y="9.525cm">
          <text:p text:style-name="P41"><text:span text:style-name="T29">SUBJEC</text:span><text:span text:style-name="T29">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7" draw:layer="layout" svg:width="6.35cm" svg:height="2.54cm" svg:x="0.635cm" svg:y="1.07cm">
          <text:p text:style-name="P19">Az összes létrehozott egyed ömlesztve</text:p>
          <draw:enhanced-geometry svg:viewBox="0 0 21600 21600" draw:text-areas="800 800 20800 20800" draw:type="round-rectangular-callout" draw:modifiers="21610.2031176193 396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3" draw:text-style-name="P47" draw:layer="layout" svg:width="4.95cm" svg:height="2.54cm" svg:x="22.355cm" svg:y="3.175cm">
          <text:p text:style-name="P19">Egy study-ba tartozó egyedek</text:p>
          <draw:enhanced-geometry svg:viewBox="0 0 21600 21600" draw:text-areas="800 800 20800 20800" draw:type="round-rectangular-callout" draw:modifiers="-13459.0991718845 27779.9291617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7" draw:layer="layout" svg:width="5.585cm" svg:height="2.54cm" svg:x="22.355cm" svg:y="6.985cm">
          <text:p text:style-name="P19">Egyedek sorbarendezett részhalmaza</text:p>
          <draw:enhanced-geometry svg:viewBox="0 0 21600 21600" draw:text-areas="800 800 20800 20800" draw:type="round-rectangular-callout" draw:modifiers="-23007.5187969925 30024.0850059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7" draw:layer="layout" svg:width="5.585cm" svg:height="2.54cm" svg:x="0.379cm" svg:y="12.065cm">
          <text:p text:style-name="P19">Egy konkrét egyed</text:p>
          <draw:enhanced-geometry svg:viewBox="0 0 21600 21600" draw:text-areas="800 800 20800 20800" draw:type="round-rectangular-callout" draw:modifiers="42739.8496240602 -9410.15348288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9.797cm" svg:height="11.136cm" svg:x="0.601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Blank_20_Slide" presentation:presentation-page-layout-name="AL2T1">
        <draw:frame draw:name="PlaceHolder 28" presentation:style-name="pr4" draw:text-style-name="P3" draw:layer="layout" svg:width="25.2cm" svg:height="2.629cm" svg:x="1.4cm" svg:y="0.628cm" presentation:class="title">
          <draw:text-box>
            <text:p text:style-name="P1"><text:span text:style-name="T3">Felépí</text:span><text:span text:style-name="T3">tés</text:span></text:p>
          </draw:text-box>
        </draw:frame>
        <draw:frame presentation:style-name="pr12" draw:text-style-name="P51" draw:layer="layout" svg:width="25.2cm" svg:height="9.135cm" svg:x="1.4cm" svg:y="3.685cm" presentation:class="outline" presentation:user-transformed="true">
          <draw:text-box>
            <text:p text:style-name="P48"><text:span text:style-name="T64">“</text:span><text:span text:style-name="T64">Előre deifniált listából”</text:span></text:p>
            <text:p text:style-name="P49"><text:span text:style-name="T65">Előre definiált listák:</text:span></text:p>
            <text:list text:style-name="L2">
              <text:list-item>
                <text:p text:style-name="P49"><text:span text:style-name="T66">Használat közben nincs szükség kézi bevitelre → kevesebb hiba, gyorsabb</text:span></text:p>
              </text:list-item>
              <text:list-item>
                <text:p text:style-name="P49"><text:span text:style-name="T66">Bővítés?</text:span></text:p>
                <text:list>
                  <text:list-item>
                    <text:p text:style-name="P34"><text:span text:style-name="T67">Nem!</text:span><text:span text:style-name="T66"> - EventStatus, SubjectStatus</text:span></text:p>
                  </text:list-item>
                  <text:list-item>
                    <text:p text:style-name="P34"><text:span text:style-name="T68">IGEN</text:span></text:p>
                    <text:list>
                      <text:list-item>
                        <text:p text:style-name="P50"><text:span text:style-name="T69">Programozás nélkül</text:span></text:p>
                      </text:list-item>
                      <text:list-item>
                        <text:p text:style-name="P34"><text:span text:style-name="T69">Admin jogosultsággal bővíthető</text:span></text:p>
                      </text:list-item>
                    </text:list>
                  </text:list-item>
                </text:list>
              </text:list-item>
            </text:list>
          </draw:text-box>
        </draw:frame>
        <draw:custom-shape draw:style-name="gr55" draw:text-style-name="P52"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53"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7" draw:text-style-name="P55" draw:layer="layout" svg:width="7.62cm" svg:height="3.095cm" svg:x="19.685cm" svg:y="10.895cm">
          <draw:text-box>
            <text:p text:style-name="P54"><text:span text:style-name="T70">Definíci</text:span><text:span text:style-name="T70">ó</text:span></text:p>
          </draw:text-box>
        </draw:frame>
        <presentation:notes draw:style-name="dp3">
          <draw:page-thumbnail draw:style-name="gr1" draw:layer="layout" svg:width="19.797cm" svg:height="11.136cm" svg:x="0.601cm" svg:y="2.257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1" draw:master-page-name="Blank_20_Slide" presentation:presentation-page-layout-name="AL2T1">
        <draw:frame draw:name="PlaceHolder 29" presentation:style-name="pr4" draw:text-style-name="P3" draw:layer="layout" svg:width="25.2cm" svg:height="2.629cm" svg:x="1.4cm" svg:y="0.628cm" presentation:class="title">
          <draw:text-box>
            <text:p text:style-name="P1"><text:span text:style-name="T3">Felép</text:span><text:span text:style-name="T3">ítés</text:span></text:p>
          </draw:text-box>
        </draw:frame>
        <draw:frame presentation:style-name="pr12" draw:text-style-name="P51" draw:layer="layout" svg:width="25.2cm" svg:height="9.135cm" svg:x="1.4cm" svg:y="3.685cm" presentation:class="outline" presentation:user-transformed="true">
          <draw:text-box>
            <text:p text:style-name="P48"><text:span text:style-name="T64">“</text:span><text:span text:style-name="T64">Előre deifniált listából”</text:span></text:p>
            <text:p text:style-name="P49"><text:span text:style-name="T65">Előre definiált listák:</text:span></text:p>
            <text:list text:style-name="L2">
              <text:list-item>
                <text:p text:style-name="P49"><text:span text:style-name="T66">Használat közben nincs szükség kézi bevitelre → kevesebb hiba, </text:span><text:span text:style-name="T66">gyorsabb</text:span></text:p>
              </text:list-item>
              <text:list-item>
                <text:p text:style-name="P49"><text:span text:style-name="T66">Bővítés?</text:span></text:p>
                <text:list>
                  <text:list-item>
                    <text:p text:style-name="P34"><text:span text:style-name="T67">Nem!</text:span><text:span text:style-name="T66"> - EventStatus, SubjectStatus</text:span></text:p>
                  </text:list-item>
                  <text:list-item>
                    <text:p text:style-name="P34"><text:span text:style-name="T68">IGEN</text:span></text:p>
                    <text:list>
                      <text:list-item>
                        <text:p text:style-name="P50"><text:span text:style-name="T69">Programozás nélkül</text:span></text:p>
                      </text:list-item>
                      <text:list-item>
                        <text:p text:style-name="P34"><text:span text:style-name="T69">Admin jogosultsággal bővíthető</text:span></text:p>
                      </text:list-item>
                    </text:list>
                  </text:list-item>
                </text:list>
              </text:list-item>
            </text:list>
          </draw:text-box>
        </draw:frame>
        <draw:custom-shape draw:style-name="gr55" draw:text-style-name="P52"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53"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7" draw:text-style-name="P55" draw:layer="layout" svg:width="7.62cm" svg:height="3.095cm" svg:x="19.685cm" svg:y="10.895cm">
          <draw:text-box>
            <text:p text:style-name="P54"><text:span text:style-name="T70">Definíció</text:span></text:p>
          </draw:text-box>
        </draw:frame>
        <presentation:notes draw:style-name="dp3">
          <draw:page-thumbnail draw:style-name="gr1" draw:layer="layout" svg:width="19.797cm" svg:height="11.136cm" svg:x="0.601cm" svg:y="2.257cm" draw:page-number="2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 svg:font-family=""/>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re" svg:font-family="Libr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7cm" svg:height="2.627cm" svg:x="1.4cm" svg:y="0.628cm" presentation:class="title" presentation:placeholder="true" presentation:user-transformed="true">
        <draw:text-box/>
      </draw:frame>
      <draw:frame draw:name="PlaceHolder 2" presentation:style-name="Title_2c__20_Content-outline1" draw:layer="backgroundobjects" svg:width="25.197cm" svg:height="9.132cm" svg:x="1.4cm" svg:y="3.685cm" presentation:class="outline" presentation:placeholder="true" presentation:user-transformed="true">
        <draw:text-box/>
      </draw:frame>
      <draw:frame draw:name="PlaceHolder 3" presentation:style-name="Mpr1"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6.521cm" svg:height="1.083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PlaceHolder 1" presentation:style-name="Mpr4"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6.521cm" svg:height="1.083cm" svg:x="1.4cm" svg:y="14.348cm" presentation:class="date-time" presentation:user-transformed="true">
        <draw:text-box>
          <text:p text:style-name="MP8"><text:span text:style-name="MT1"><presentation:date-time/></text:span></text:p>
        </draw:text-box>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4T13:34:14</meta:creation-date>
    <dc:language>en-US</dc:language>
    <dc:date>2024-03-05T11:48:36.957103921</dc:date>
    <meta:editing-cycles>70</meta:editing-cycles>
    <meta:editing-duration>PT20H5M24S</meta:editing-duration>
    <meta:generator>LibreOffice/7.3.7.2$Linux_X86_64 LibreOffice_project/30$Build-2</meta:generator>
    <meta:document-statistic meta:object-count="221"/>
    <meta:user-defined meta:name="AppVersion">15.0000</meta:user-defined>
  </office:meta>
</office:document-meta>
</file>